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025in" style:rel-width="90%" fo:margin-left="0.3938in" table:align="left"/>
    </style:style>
    <style:style style:name="Table2.A" style:family="table-column">
      <style:table-column-properties style:column-width="6.025in" style:rel-column-width="58977*"/>
    </style:style>
    <style:style style:name="Table2.A1" style:family="table-cell">
      <style:table-cell-properties style:vertical-align="middle" style:border-line-width="0in 0.0014in 0.0007in" fo:padding="0.0194in" fo:border="0.05pt double #808080"/>
    </style:style>
    <style:style style:name="Table2.A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List_20_Heading">
      <style:paragraph-properties fo:margin-top="0in" fo:margin-bottom="0.1965in" style:contextual-spacing="false"/>
    </style:style>
    <style:style style:name="P4" style:family="paragraph" style:parent-style-name="List_20_Heading">
      <style:paragraph-properties fo:margin-left="0.3937in" fo:margin-right="0in" fo:margin-top="0in" fo:margin-bottom="0.1965in" style:contextual-spacing="false" fo:text-indent="0in" style:auto-text-indent="false"/>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style:text-properties officeooo:rsid="00001559" officeooo:paragraph-rsid="00001559"/>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paragraph-properties fo:margin-top="0in" fo:margin-bottom="0.1965in" style:contextual-spacing="false" fo:text-align="start" style:justify-single-word="false"/>
    </style:style>
    <style:style style:name="P9" style:family="paragraph" style:parent-style-name="List_20_Contents">
      <style:paragraph-properties fo:margin-top="0in" fo:margin-bottom="0.1965in" style:contextual-spacing="false"/>
    </style:style>
    <style:style style:name="P10" style:family="paragraph" style:parent-style-name="List_20_Contents">
      <style:paragraph-properties fo:margin-left="0.7874in" fo:margin-right="0in" fo:margin-top="0in" fo:margin-bottom="0.1965in" style:contextual-spacing="false" fo:text-indent="0in" style:auto-text-indent="false"/>
    </style:style>
    <style:style style:name="P11" style:family="paragraph" style:parent-style-name="Preformatted_20_Text">
      <style:paragraph-properties fo:margin-left="0.3937in" fo:margin-right="0in" fo:text-indent="0in" style:auto-text-indent="false"/>
    </style:style>
    <style:style style:name="P12" style:family="paragraph" style:parent-style-name="Preformatted_20_Text">
      <style:paragraph-properties fo:margin-left="0.3937in" fo:margin-right="0in" fo:margin-top="0in" fo:margin-bottom="0.1965in" style:contextual-spacing="false" fo:text-indent="0in" style:auto-text-indent="false"/>
    </style:style>
    <style:style style:name="P13" style:family="paragraph" style:parent-style-name="Preformatted_20_Text">
      <style:paragraph-properties fo:margin-top="0in" fo:margin-bottom="0.1965in" style:contextual-spacing="false"/>
    </style:style>
    <style:style style:name="P14" style:family="paragraph" style:parent-style-name="Quotations">
      <style:paragraph-properties fo:margin-left="0.7874in" fo:margin-right="0.3937in" fo:text-indent="0in" style:auto-text-indent="false"/>
    </style:style>
    <style:style style:name="P15" style:family="paragraph" style:parent-style-name="Footer">
      <style:paragraph-properties fo:text-align="end" style:justify-single-word="false"/>
    </style:style>
    <style:style style:name="T1" style:family="text">
      <style:text-properties fo:font-style="italic"/>
    </style:style>
    <style:style style:name="T2"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ostgreSQL 9.4</text:h>
      <text:h text:style-name="P5" text:outline-level="1"><text:bookmark text:name="APP-PSQL"/>psql</text:h>
      <text:h text:style-name="Heading_20_2" text:outline-level="2"><text:bookmark text:name="AEN90141"/>Name</text:h>
      <text:p text:style-name="Text_20_body">psql --  Интерактивный терминал PostgreSQL </text:p>
      <text:h text:style-name="Heading_20_2" text:outline-level="2"><text:bookmark text:name="AEN90148"/>Synopsis</text:h>
      <text:p text:style-name="Text_20_body"><text:span text:style-name="Teletype">psql</text:span> [<text:span text:style-name="Teletype"><text:span text:style-name="T1">option</text:span></text:span>...] [<text:span text:style-name="Teletype"><text:span text:style-name="T1">dbname</text:span></text:span> [<text:span text:style-name="Teletype"><text:span text:style-name="T1">username</text:span></text:span>]]</text:p>
      <text:h text:style-name="Heading_20_2" text:outline-level="2"><text:bookmark text:name="AEN90157"/>Описание</text:h>
      <text:p text:style-name="Text_20_body">psql - это терминальный клиент для работы с PostgreSQL. Позволяет интерактивно вводить запросы, отправлять их в PostgreSQL и смотреть результаты. Ввод может быть не только интерактивным, но и из файла. Кроме того, предоставляется ряд мета-команд и различные возможности подобные тем, что имеются у командных оболочек, для облегчения написания скриптов и автоматизации широкого спектра задач. </text:p>
      <text:h text:style-name="Heading_20_2" text:outline-level="2"><text:bookmark text:name="R1-APP-PSQL-3"/>Опции</text:h>
      <text:p text:style-name="P3"><text:span text:style-name="Teletype">-a</text:span><text:line-break/><text:span text:style-name="Teletype">--echo-all</text:span></text:p>
      <text:p text:style-name="P9">Отправляет на стандартный вывод все непустые входные строки по мере их чтения. (Это не относится к строкам, считанным в интерактивном режиме.) Эквивалентно установке переменной <text:span text:style-name="Teletype">ECHO</text:span> в значение <text:span text:style-name="Teletype">all</text:span>. </text:p>
      <text:p text:style-name="P3"><text:span text:style-name="Teletype">-A</text:span><text:line-break/><text:span text:style-name="Teletype">--no-align</text:span></text:p>
      <text:p text:style-name="P9">Переключение на невыровненный режим вывода. (По умолчанию, наоборот, используется выровненный режим вывода.) </text:p>
      <text:p text:style-name="P3"><text:span text:style-name="Teletype">-c </text:span><text:span text:style-name="Teletype"><text:span text:style-name="T1">command</text:span></text:span><text:line-break/><text:span text:style-name="Teletype">--command=</text:span><text:span text:style-name="Teletype"><text:span text:style-name="T1">command</text:span></text:span></text:p>
      <text:p text:style-name="P9">Указывает, что psql должен выполнить одну командную строку, <text:span text:style-name="Teletype"><text:span text:style-name="T1">command</text:span></text:span>, а затем завершить работу. Это полезно в скриптах. Файлы запуска (<text:span text:style-name="Teletype">psqlrc</text:span> и <text:span text:style-name="Teletype">~/.psqlrc</text:span>) с этой опцией игнорируются. </text:p>
      <text:p text:style-name="P9"><text:span text:style-name="Teletype"><text:span text:style-name="T1">command</text:span></text:span> должна быть либо командной строкой, которая полностью интерпретируется сервером (т.е. не содержит специфических для psql возможностей), либо одиночной командой, начинающейся с \. Таким образом, при использовании этой опции нельзя <text:soft-page-break/>смешивать <text:span text:style-name="acronym">SQL</text:span> и мета-команды psql. Тем не менее, этого можно добиться, если передать строку в psql вот так: <text:span text:style-name="Teletype">echo '\x \\ SELECT * FROM foo;' | psql</text:span>. (<text:span text:style-name="Teletype">\\</text:span> является разделителем для мета-команд.) </text:p>
      <text:p text:style-name="P9">Если командная строка содержит несколько команд SQL, они обрабатываются в одной транзакции, если только нет явных <text:span text:style-name="Teletype">BEGIN</text:span>/<text:span text:style-name="Teletype">COMMIT</text:span> команд, включенных в строку, разделяющих ее на несколько транзакций. Это отличается от поведения, если эту же строку подать на стандартный ввод psql. Также, возвращается результат только последней SQL-команды. </text:p>
      <text:p text:style-name="P9">Из-за такого унаследованного поведения, использование более одной команды в опции <text:span text:style-name="Teletype">-c</text:span> часто приводит к неожиданным результатам. Лучше подавать несколько команд на стандартный ввод psql, либо с использованием echo, как показано выше, либо через возможности командной оболочки ОС, например: </text:p>
      <text:p text:style-name="P11">psql &lt;&lt;EOF</text:p>
      <text:p text:style-name="P11">\x</text:p>
      <text:p text:style-name="P11">SELECT * FROM foo;</text:p>
      <text:p text:style-name="P12">EOF</text:p>
      <text:p text:style-name="P3"><text:span text:style-name="Teletype">-d </text:span><text:span text:style-name="Teletype"><text:span text:style-name="T1">dbname</text:span></text:span><text:line-break/><text:span text:style-name="Teletype">--dbname=</text:span><text:span text:style-name="Teletype"><text:span text:style-name="T1">dbname</text:span></text:span></text:p>
      <text:p text:style-name="P9">Указывает имя базы данных для подключения. Эквивалентно указанию <text:span text:style-name="Teletype"><text:span text:style-name="T1">dbname</text:span></text:span> в качестве первого аргумента, не являющегося параметром в командной строке. </text:p>
      <text:p text:style-name="P9">Если этот параметр содержит знак <text:span text:style-name="Teletype">=</text:span> или начинается с допустимого <text:span text:style-name="acronym">URI</text:span> префикса (<text:span text:style-name="Teletype">postgresql://</text:span> или <text:span text:style-name="Teletype">postgres://</text:span>), он рассматривается как строка <text:span text:style-name="Teletype">conninfo</text:span>. Дополнительная информация в <text:a xlink:type="simple" xlink:href="../../../../SRC/postgresql-9.4.1/doc/src/sgml/html/libpq-connect.html#LIBPQ-CONNSTRING">Section 31.1.1</text:a>. </text:p>
      <text:p text:style-name="P3"><text:span text:style-name="Teletype">-e</text:span><text:line-break/><text:span text:style-name="Teletype">--echo-queries</text:span></text:p>
      <text:p text:style-name="P9">Посылает все команды SQL, отправленные на сервер, еще и на стандартный вывод. Эквивалентно установке переменной <text:span text:style-name="Teletype">ECHO</text:span> в значение <text:span text:style-name="Teletype">queries</text:span>. </text:p>
      <text:p text:style-name="P3"><text:span text:style-name="Teletype">-E</text:span><text:line-break/><text:span text:style-name="Teletype">--echo-hidden</text:span></text:p>
      <text:p text:style-name="P9">Отображает фактические запросы, генерируемые <text:span text:style-name="Teletype">\d</text:span> и другими командами, начинающимися с \. Это можно использовать для изучения внутренних операций в psql. Эквивалентно установке переменной <text:span text:style-name="Teletype">ECHO_HIDDEN</text:span> значения <text:span text:style-name="Teletype">on</text:span>. </text:p>
      <text:p text:style-name="P3"><text:span text:style-name="Teletype">-f </text:span><text:span text:style-name="Teletype"><text:span text:style-name="T1">filename</text:span></text:span><text:line-break/><text:span text:style-name="Teletype">--file=</text:span><text:span text:style-name="Teletype"><text:span text:style-name="T1">filename</text:span></text:span></text:p>
      <text:p text:style-name="P9">Использует файл <text:span text:style-name="Teletype"><text:span text:style-name="T1">filename</text:span></text:span> в качестве источника команд вместо чтения команд в интерактивном режиме. После обработки файла, работа psql завершается. Это во многом эквивалентно мета-команде <text:span text:style-name="Teletype">\i</text:span>. </text:p>
      <text:p text:style-name="P9"><text:soft-page-break/>Если <text:span text:style-name="Teletype"><text:span text:style-name="T1">filename</text:span></text:span> это <text:span text:style-name="Teletype">-</text:span> (дефис), то читается стандартный ввод. </text:p>
      <text:p text:style-name="P9">Использование этой опции немного отличается от <text:span text:style-name="Teletype">psql &lt; </text:span><text:span text:style-name="Teletype"><text:span text:style-name="T1">filename</text:span></text:span>. В основном, оба варианта будут делать то, что вы ожидаете, но с <text:span text:style-name="Teletype">-f</text:span> доступны некоторые полезные свойства, такие как сообщения об ошибках с номерами строк. Также есть небольшая вероятность, что с этой опцией уменьшаются накладные расходы на запуск. С другой стороны, вариант с перенаправлением ввода из командного интерпретатора (в теории) гарантирует получение точно такого же вывода, какой вы получили бы, если ввели все вручную. </text:p>
      <text:p text:style-name="P3"><text:span text:style-name="Teletype">-F </text:span><text:span text:style-name="Teletype"><text:span text:style-name="T1">separator</text:span></text:span><text:line-break/><text:span text:style-name="Teletype">--field-separator=</text:span><text:span text:style-name="Teletype"><text:span text:style-name="T1">separator</text:span></text:span></text:p>
      <text:p text:style-name="P9">Использование <text:span text:style-name="Teletype"><text:span text:style-name="T1">separator</text:span></text:span> в качестве разделителя полей при невыровненном режиме вывода. Эквивалентно <text:span text:style-name="Teletype">\pset fieldsep</text:span> или <text:span text:style-name="Teletype">\f</text:span>. </text:p>
      <text:p text:style-name="P3"><text:span text:style-name="Teletype">-h </text:span><text:span text:style-name="Teletype"><text:span text:style-name="T1">hostname</text:span></text:span><text:line-break/><text:span text:style-name="Teletype">--host=</text:span><text:span text:style-name="Teletype"><text:span text:style-name="T1">hostname</text:span></text:span></text:p>
      <text:p text:style-name="P9">Указывает имя хоста машины, на которой запущен сервер. Если значение начинается с косой черты, то оно используется в качестве директории для доменного сокета Unix. </text:p>
      <text:p text:style-name="P3"><text:span text:style-name="Teletype">-H</text:span><text:line-break/><text:span text:style-name="Teletype">--html</text:span></text:p>
      <text:p text:style-name="P9">Включает табличный вывод в формате <text:span text:style-name="acronym">HTML</text:span>. Эквивалентно <text:span text:style-name="Teletype">\pset format html</text:span> или команде <text:span text:style-name="Teletype">\H</text:span>. </text:p>
      <text:p text:style-name="P3"><text:span text:style-name="Teletype">-l</text:span><text:line-break/><text:span text:style-name="Teletype">--list</text:span></text:p>
      <text:p text:style-name="P9">Выводит список всех доступных баз данных и завершает работу. Другие опции, не связанные с соединением, игнорируются. Это похоже на мета-команду <text:span text:style-name="Teletype">\list</text:span>. </text:p>
      <text:p text:style-name="P3"><text:span text:style-name="Teletype">-L </text:span><text:span text:style-name="Teletype"><text:span text:style-name="T1">filename</text:span></text:span><text:line-break/><text:span text:style-name="Teletype">--log-file=</text:span><text:span text:style-name="Teletype"><text:span text:style-name="T1">filename</text:span></text:span></text:p>
      <text:p text:style-name="P9">В дополнение к обычному выводу, записывает вывод результатов всех запросов в файл <text:span text:style-name="Teletype"><text:span text:style-name="T1">filename</text:span></text:span>. </text:p>
      <text:p text:style-name="P3"><text:span text:style-name="Teletype">-n</text:span><text:line-break/><text:span text:style-name="Teletype">--no-readline</text:span></text:p>
      <text:p text:style-name="P9">Отключает использование Readline для редактирования командной строки и использования истории команд. Может быть полезно, для выключения расширенных действий клавиши табуляции при вырезании и вставке. </text:p>
      <text:p text:style-name="P3"><text:span text:style-name="Teletype">-o </text:span><text:span text:style-name="Teletype"><text:span text:style-name="T1">filename</text:span></text:span><text:line-break/><text:span text:style-name="Teletype">--output=</text:span><text:span text:style-name="Teletype"><text:span text:style-name="T1">filename</text:span></text:span></text:p>
      <text:p text:style-name="P9"><text:soft-page-break/>Записывает вывод результатов всех запросов в файл <text:span text:style-name="Teletype"><text:span text:style-name="T1">filename</text:span></text:span>. Эквивалентно команде <text:span text:style-name="Teletype">\o</text:span>. </text:p>
      <text:p text:style-name="P3"><text:span text:style-name="Teletype">-p </text:span><text:span text:style-name="Teletype"><text:span text:style-name="T1">port</text:span></text:span><text:line-break/><text:span text:style-name="Teletype">--port=</text:span><text:span text:style-name="Teletype"><text:span text:style-name="T1">port</text:span></text:span></text:p>
      <text:p text:style-name="P9">Задает порт TCP или локальный доменный сокет Unix, на котором сервер прослушивает соединения. По умолчанию используется значение переменной среды <text:span text:style-name="Teletype">PGPORT</text:span>, если оно не установлено, то используется значение, указанное во время компиляции, обычно 5432. </text:p>
      <text:p text:style-name="P3"><text:span text:style-name="Teletype">-P </text:span><text:span text:style-name="Teletype"><text:span text:style-name="T1">assignment</text:span></text:span><text:line-break/><text:span text:style-name="Teletype">--pset=</text:span><text:span text:style-name="Teletype"><text:span text:style-name="T1">assignment</text:span></text:span></text:p>
      <text:p text:style-name="P9">Задает параметры печати, в стиле команды <text:span text:style-name="Teletype">\pset</text:span>. Обратите внимание, что имя параметра и значение разделяются знаком равенства, а не пробела. Например, чтобы установить формат вывода в LaTeX, нужно написать <text:span text:style-name="Teletype">-P format=latex</text:span>. </text:p>
      <text:p text:style-name="P3"><text:span text:style-name="Teletype">-q</text:span><text:line-break/><text:span text:style-name="Teletype">--quiet</text:span></text:p>
      <text:p text:style-name="P9">Указывает, что psql должен работать без вывода дополнительных сообщений. По умолчанию, выводятся приветствия и различные информационные сообщения. Этого не произойдет с использованием данной опции. Полезно вместе с опцией <text:span text:style-name="Teletype">-c</text:span>. Это эквивалентно установке переменной <text:span text:style-name="Teletype">QUIET</text:span> значения <text:span text:style-name="Teletype">on</text:span>. </text:p>
      <text:p text:style-name="P3"><text:span text:style-name="Teletype">-R </text:span><text:span text:style-name="Teletype"><text:span text:style-name="T1">separator</text:span></text:span><text:line-break/><text:span text:style-name="Teletype">--record-separator=</text:span><text:span text:style-name="Teletype"><text:span text:style-name="T1">separator</text:span></text:span></text:p>
      <text:p text:style-name="P9">Использует <text:span text:style-name="Teletype"><text:span text:style-name="T1">separator</text:span></text:span> как разделитель записей при невыровненном режиме вывода. Эквивалентно команде <text:span text:style-name="Teletype">\pset recordsep</text:span>. </text:p>
      <text:p text:style-name="P3"><text:span text:style-name="Teletype">-s</text:span><text:line-break/><text:span text:style-name="Teletype">--single-step</text:span></text:p>
      <text:p text:style-name="P9">Запуск в пошаговом режиме. Это означает, что пользователь будет подтверждать выполнение каждой команды, отправляемой на сервер, с возможностью отменить выполнение. Используется для отладки скриптов. </text:p>
      <text:p text:style-name="P3"><text:span text:style-name="Teletype">-S</text:span><text:line-break/><text:span text:style-name="Teletype">--single-line</text:span></text:p>
      <text:p text:style-name="P9">Запуск в однострочном режиме, при котором символ новой строки завершает SQL команды, также как это делает точка с запятой. </text:p>
      <text:p text:style-name="P14"><text:span text:style-name="T2">Note: </text:span>Этот режим предназначен для тех, кто на нем настаивает, но вы не обязаны рекомендовать его использовать. В частности, если смешать на одной строке команды <text:span text:style-name="acronym">SQL</text:span> и мета-команды, то порядок их выполнения может быть не всегда очевиден для неопытного пользователя. </text:p>
      <text:p text:style-name="P3"><text:soft-page-break/><text:span text:style-name="Teletype">-t</text:span><text:line-break/><text:span text:style-name="Teletype">--tuples-only</text:span></text:p>
      <text:p text:style-name="P9">Отключает вывод имен столбцов и результирующей строки с количеством выбранных записей. Эквивалентно команде <text:span text:style-name="Teletype">\t</text:span>. </text:p>
      <text:p text:style-name="P3"><text:span text:style-name="Teletype">-T </text:span><text:span text:style-name="Teletype"><text:span text:style-name="T1">table_options</text:span></text:span><text:line-break/><text:span text:style-name="Teletype">--table-attr=</text:span><text:span text:style-name="Teletype"><text:span text:style-name="T1">table_options</text:span></text:span></text:p>
      <text:p text:style-name="P9">Задает атрибуты, которые будут вставлены в тег <text:span text:style-name="acronym">HTML</text:span> <text:span text:style-name="Source_20_Text">table</text:span>. Смотри <text:span text:style-name="Teletype">\pset</text:span> для деталей. </text:p>
      <text:p text:style-name="P3"><text:span text:style-name="Teletype">-U </text:span><text:span text:style-name="Teletype"><text:span text:style-name="T1">username</text:span></text:span><text:line-break/><text:span text:style-name="Teletype">--username=</text:span><text:span text:style-name="Teletype"><text:span text:style-name="T1">username</text:span></text:span></text:p>
      <text:p text:style-name="P9">Подключение к базе данных под пользователем <text:span text:style-name="Teletype"><text:span text:style-name="T1">username</text:span></text:span> вместо используемого по умолчанию. (Разумеется, при наличии прав на это.) </text:p>
      <text:p text:style-name="P3"><text:span text:style-name="Teletype">-v </text:span><text:span text:style-name="Teletype"><text:span text:style-name="T1">assignment</text:span></text:span><text:line-break/><text:span text:style-name="Teletype">--set=</text:span><text:span text:style-name="Teletype"><text:span text:style-name="T1">assignment</text:span></text:span><text:line-break/><text:span text:style-name="Teletype">--variable=</text:span><text:span text:style-name="Teletype"><text:span text:style-name="T1">assignment</text:span></text:span></text:p>
      <text:p text:style-name="P9">Выполняет присвоение значения переменной, как мета-команда <text:span text:style-name="Teletype">\set</text:span>. Обратите внимание на то, что необходимо разделить имя переменной и значение (при наличии) знаком равенства в командной строке. Чтобы сбросить переменную, опустите знак равенства. Чтобы установить пустое значение, поставьте знак равенства, но опустите значение. Присваивания выполняются на очень ранней стадии запуска, поэтому если переменные зарезервированы для внутренних целей, то позже они могут быть перезаписаны. </text:p>
      <text:p text:style-name="P3"><text:span text:style-name="Teletype">-V</text:span><text:line-break/><text:span text:style-name="Teletype">--version</text:span></text:p>
      <text:p text:style-name="P9">Выводит версию psql и завершает работу. </text:p>
      <text:p text:style-name="P3"><text:span text:style-name="Teletype">-w</text:span><text:line-break/><text:span text:style-name="Teletype">--no-password</text:span></text:p>
      <text:p text:style-name="P9">Никогда не выдавать запрос на ввод пароля. Если сервер требует аутентификацию по паролю и пароль не доступен с помощью других средств, таких как файл <text:span text:style-name="Teletype">.pgpass</text:span>, попытка соединения не удастся. Опция может быть полезна в пакетных заданиях и скриптах, где нет пользователя, который вводит пароль. </text:p>
      <text:p text:style-name="P9">Обратите внимание, что эта опция действует на протяжении всей сессии и, таким образом, влияет на мета-команду <text:span text:style-name="Teletype">\connect</text:span>, также как и на первую попытку соединения. </text:p>
      <text:p text:style-name="P3"><text:span text:style-name="Teletype">-W</text:span><text:line-break/><text:span text:style-name="Teletype">--password</text:span></text:p>
      <text:p text:style-name="P9"><text:soft-page-break/>Принудительно запрашивает пароль перед подключением к базе данных. </text:p>
      <text:p text:style-name="P9">Эта опция не существенна, так как psql автоматически запрашивает пароль, если сервер требует аутентификацию по паролю. Однако, psql использует дополнительную попытку соединения для выяснения того, что серверу требуется пароль. В некоторых случаях стоит вводить <text:span text:style-name="Teletype">-W</text:span>, чтобы избежать лишней попытки соединения. </text:p>
      <text:p text:style-name="P9">Обратите внимание, что эта опция действует на протяжении всей сессии и, таким образом, влияет на мета-команду <text:span text:style-name="Teletype">\connect</text:span>, также как и на первую попытку соединения. </text:p>
      <text:p text:style-name="P3"><text:span text:style-name="Teletype">-x</text:span><text:line-break/><text:span text:style-name="Teletype">--expanded</text:span></text:p>
      <text:p text:style-name="P9">Включает режим развернутого вывода таблицы. Эквивалентно команде <text:span text:style-name="Teletype">\x</text:span>. </text:p>
      <text:p text:style-name="P3"><text:span text:style-name="Teletype">-X,</text:span><text:line-break/><text:span text:style-name="Teletype">--no-psqlrc</text:span></text:p>
      <text:p text:style-name="P9">Не читать стартовые файлы (ни общесистемный файл <text:span text:style-name="Teletype">psqlrc</text:span>, ни пользовательский файл <text:span text:style-name="Teletype">~/.psqlrc</text:span>). </text:p>
      <text:p text:style-name="P3"><text:span text:style-name="Teletype">-z</text:span><text:line-break/><text:span text:style-name="Teletype">--field-separator-zero</text:span></text:p>
      <text:p text:style-name="P9">Установить нулевой байт в качестве разделителя полей для невыровненного режима вывода. </text:p>
      <text:p text:style-name="P3"><text:span text:style-name="Teletype">-0</text:span><text:line-break/><text:span text:style-name="Teletype">--record-separator-zero</text:span></text:p>
      <text:p text:style-name="P9">Установить нулевой байт в качестве разделителя записей для невыровненного режима вывода. Это полезно при взаимодействии с другими программами, например, с <text:span text:style-name="Teletype">xargs -0</text:span>. </text:p>
      <text:p text:style-name="P3"><text:span text:style-name="Teletype">-1</text:span><text:line-break/><text:span text:style-name="Teletype">--single-transaction</text:span></text:p>
      <text:p text:style-name="P9">Если psql выполняет скрипт, то добавление этой опции заключает скрипт в <text:span text:style-name="Teletype">BEGIN</text:span>/<text:span text:style-name="Teletype">COMMIT</text:span> для выполнения в рамках одной транзакции. Это гарантирует, что либо все команды успешно завершены, либо никаких изменений не произведено. </text:p>
      <text:p text:style-name="P9">Если в самом скрипте используются <text:span text:style-name="Teletype">BEGIN</text:span>, <text:span text:style-name="Teletype">COMMIT</text:span> или <text:span text:style-name="Teletype">ROLLBACK</text:span>, то эта опция не будет иметь желаемого эффекта. Кроме того, если скрипт содержит любую команду, которая не может быть выполнена внутри транзакционного блока, указание этой опции приведет к сбою команды и, следовательно, всей транзакции. </text:p>
      <text:p text:style-name="P3"><text:span text:style-name="Teletype">-?</text:span><text:line-break/><text:span text:style-name="Teletype">--help</text:span></text:p>
      <text:p text:style-name="P9"><text:soft-page-break/>Показывает справку об аргументах командной строки psql и завершает работу. </text:p>
      <text:h text:style-name="Heading_20_2" text:outline-level="2"><text:bookmark text:name="AEN90525"/>Код завершения</text:h>
      <text:p text:style-name="Text_20_body">При нормальном завершении psql возвращает 0 в командную оболочку ОС, 1 - если произошла фатальная ошибка в самом psql (например, нехватка памяти, файл не найден), 2 - при неудачном соединении с сервером неинтерактивного сеанса, 3 - при ошибке в скрипте и установленной переменной <text:span text:style-name="Teletype">ON_ERROR_STOP</text:span>. </text:p>
      <text:h text:style-name="Heading_20_2" text:outline-level="2"><text:bookmark text:name="AEN90531"/>Использование</text:h>
      <text:h text:style-name="Heading_20_3" text:outline-level="3"><text:bookmark text:name="R2-APP-PSQL-CONNECTING"/>Подключение к базе данных</text:h>
      <text:p text:style-name="Text_20_body">psql это клиент для PostgreSQL. Для подключения к базе данных нужно знать имя базы данных, имя хоста, номер порта сервера и имя пользователя, под которым вы хотите подключиться. Эти параметры можно задать через опции командной строки, а именно <text:span text:style-name="Teletype">-d</text:span>, <text:span text:style-name="Teletype">-h</text:span>, <text:span text:style-name="Teletype">-p</text:span> и <text:span text:style-name="Teletype">-U</text:span> соответственно. Если в командной строке есть аргумент, который не принадлежит ни к одной опции psql, то он используется в качестве имени базы данных (или имени пользователя, если база данных уже задана). Не все эти опции необходимы, есть полезные значения по умолчанию. Если опустить имя хоста, psql будет подключаться через сокет Unix-домена к серверу на локальном хосте, или подключаться к <text:span text:style-name="Teletype">localhost</text:span> через TCP/IP на компьютерах, не использующих UNIX сокеты. Номер порта по умолчанию определяется во время компиляции. Поскольку сервер базы данных использует то же значение по умолчанию, в большинстве случаев вам не нужно указывать номер порта. Имя пользователя по умолчанию, как и имя базы данных по умолчанию, совпадает с именем пользователя в операционной системе. Обратите внимание, что вы не можете просто подключиться к любой базе данных под любым именем пользователя. Администратор базы данных должен сообщить вам о ваших правах доступа. </text:p>
      <text:p text:style-name="Text_20_body">Если значения по умолчанию не подходят, можно сэкономить на вводе параметров подключения установив переменные среды <text:span text:style-name="Teletype">PGDATABASE</text:span>, <text:span text:style-name="Teletype">PGHOST</text:span>, <text:span text:style-name="Teletype">PGPORT</text:span> и/или <text:span text:style-name="Teletype">PGUSER</text:span>. (О дополнительных переменных среды, смотри <text:a xlink:type="simple" xlink:href="../../../../SRC/postgresql-9.4.1/doc/src/sgml/html/libpq-envars.html">Section 31.14</text:a>.) Также удобно иметь файл <text:span text:style-name="Teletype">~/.pgpass</text:span> для избегания постоянного ввода паролей. Дополнительная информация в <text:a xlink:type="simple" xlink:href="../../../../SRC/postgresql-9.4.1/doc/src/sgml/html/libpq-pgpass.html">Section 31.15</text:a>. </text:p>
      <text:p text:style-name="Text_20_body">Альтернативный способ указать параметры подключения это использование строки <text:span text:style-name="Teletype">conninfo</text:span> или <text:span text:style-name="acronym">URI</text:span> вместо имени базы данных. Этот механизм дает широкие возможности по управлению параметрами подключения. Например: </text:p>
      <text:p text:style-name="Preformatted_20_Text">$ <text:span text:style-name="User_20_Entry">psql "service=myservice sslmode=require"</text:span></text:p>
      <text:p text:style-name="P13">$ <text:span text:style-name="User_20_Entry">psql postgresql://dbmaster:5433/mydb?sslmode=require</text:span></text:p>
      <text:p text:style-name="Text_20_body">Этот способ также позволяет использовать <text:span text:style-name="acronym">LDAP</text:span> для получения параметров подключения, как описано в <text:a xlink:type="simple" xlink:href="../../../../SRC/postgresql-9.4.1/doc/src/sgml/html/libpq-ldap.html">Section 31.17</text:a>. Смотри <text:a xlink:type="simple" xlink:href="../../../../SRC/postgresql-9.4.1/doc/src/sgml/html/libpq-connect.html#LIBPQ-PARAMKEYWORDS">Section 31.1.2</text:a> для информации обо всех имеющихся опциях соединения. </text:p>
      <text:p text:style-name="Text_20_body"><text:soft-page-break/>Если соединение не может быть установлено по любой причине (например, нет прав, сервер не работает и т.д.), psql вернет ошибку и прекратит работу. </text:p>
      <text:p text:style-name="Text_20_body">Если и стандартный ввод, и стандартный вывод являются терминалом, то psql установит кодировку клиента в "auto", и подходящая клиентская кодировка будет определяться из локальных установок (переменная окружения <text:span text:style-name="Teletype">LC_CTYPE</text:span> на Unix системах). Если это работает не так как ожидалось, кодировку клиента можно изменить, установив переменную окружения <text:span text:style-name="Teletype">PGCLIENTENCODING</text:span>. </text:p>
      <text:h text:style-name="Heading_20_3" text:outline-level="3"><text:bookmark text:name="R2-APP-PSQL-4"/>Ввод SQL команд</text:h>
      <text:p text:style-name="Text_20_body">Как правило, приглашение psql состоит из имени базы данных, к которой psql в данный момент подключен, а затем строки <text:span text:style-name="Teletype">=&gt;</text:span>. Например: </text:p>
      <text:p text:style-name="Preformatted_20_Text">$ <text:span text:style-name="User_20_Entry">psql testdb</text:span></text:p>
      <text:p text:style-name="Preformatted_20_Text">psql (9.4.1)</text:p>
      <text:p text:style-name="Preformatted_20_Text">Введите "help", чтобы получить справку.</text:p>
      <text:p text:style-name="Preformatted_20_Text"/>
      <text:p text:style-name="P13">testdb=&gt;</text:p>
      <text:p text:style-name="Text_20_body">В командной строке, пользователь может вводить команды <text:span text:style-name="acronym">SQL</text:span>. Обычно, введенные строки отправляются на сервер когда встречается точка с запятой, завершающая команду. Конец строки не завершает команду. Это позволяет разбивать команды на несколько строк для лучшего понимания. Если команда была отправлена и выполнена без ошибок, то результат команды выводится на экран. </text:p>
      <text:p text:style-name="Text_20_body">При каждом выполнении команды, psql также проверяет асинхронные уведомления о событиях, генерируемые командами <text:a xlink:type="simple" xlink:href="../../../../SRC/postgresql-9.4.1/doc/src/sgml/html/sql-listen.html">LISTEN</text:a> и <text:a xlink:type="simple" xlink:href="../../../../SRC/postgresql-9.4.1/doc/src/sgml/html/sql-notify.html">NOTIFY</text:a>. </text:p>
      <text:p text:style-name="Text_20_body">Комментарии в стиле C передаются для обработки на сервер, в то время как комментарии в стандарте SQL psql удаляет перед отправкой. </text:p>
      <text:h text:style-name="Heading_20_3" text:outline-level="3"><text:bookmark text:name="APP-PSQL-META-COMMANDS"/>Мета-Команды</text:h>
      <text:p text:style-name="Text_20_body">Всё что вводится в psql не взятое в кавычки и начинающееся с обратной косой черты, является мета-командой psql и обрабатывается самим psql. Эти команды делают psql полезным для задач администрирования и разработки скриптов. </text:p>
      <text:p text:style-name="Text_20_body">Формат команды psql следующий: бэкслеш, сразу за ним команда, затем аргументы. Аргументы отделяются от команды и друг от друга любым количеством пробелов. </text:p>
      <text:p text:style-name="Text_20_body">Чтобы включить пробел в значение аргумента нужно заключить его в одинарные кавычки. Чтобы включить одинарную кавычку в значение аргумента нужно написать две одинарные кавычки внутри текста в одинарных кавычках. Всё, что содержится в одинарных кавычках подлежит заменам принятым в языке C: <text:span text:style-name="Teletype">\n</text:span> (новая строка), <text:span text:style-name="Teletype">\t</text:span> (табуляция), <text:span text:style-name="Teletype">\b</text:span> (backspace), <text:span text:style-name="Teletype">\r</text:span> (возврат каретки), <text:span text:style-name="Teletype">\f</text:span> (подача страницы), <text:span text:style-name="Teletype">\</text:span><text:span text:style-name="Teletype"><text:span text:style-name="T1">цифры</text:span></text:span> (восьмеричное число), и <text:span text:style-name="Teletype">\x</text:span><text:span text:style-name="Teletype"><text:span text:style-name="T1">цифры</text:span></text:span> (шестнадцатеричное число). Если внутри текста в одинарных кавычках встречается бэкслеш перед любым другим символом, то он экранирует этот символ. </text:p>
      <text:p text:style-name="Text_20_body"><text:soft-page-break/>Текст аргумента, заключенный в обратные кавычки (<text:span text:style-name="Teletype">`</text:span>) считается командной строкой, которая передается в командную оболочку ОС. Вывод от этой команды (с удаленными в конце символами новой строки) заменяет текст в обратных кавычках. </text:p>
      <text:p text:style-name="Text_20_body">Если внутри аргумента встречается не взятое в кавычки имя psql переменной с двоеточием (<text:span text:style-name="Teletype">:</text:span>) перед ним, то оно заменяется на значение psql переменной, как описано в <text:a xlink:type="simple" xlink:href="../../../../SRC/postgresql-9.4.1/doc/src/sgml/html/app-psql.html#APP-PSQL-INTERPOLATION"><text:span text:style-name="T1">Интерполяция SQL</text:span></text:a>. </text:p>
      <text:p text:style-name="Text_20_body">Некоторые команды принимают идентификатор <text:span text:style-name="acronym">SQL</text:span> (например, имя таблицы) в качестве аргумента. Такие аргументы следуют правилам синтаксиса <text:span text:style-name="acronym">SQL</text:span>: буквы, не взятые в кавычки, преобразуются в нижний регистр, буквы, взятые в двойные кавычки (<text:span text:style-name="Teletype">"</text:span>) предотвращают преобразование регистра и позволяют включать пробелы в идентификатор. Внутри двойных кавычек, две двойные кавычки сокращаются до одной. Например, <text:span text:style-name="Teletype">FOO"BAR"BAZ</text:span> интерпретируется как <text:span text:style-name="Teletype">fooBARbaz</text:span>, а <text:span text:style-name="Teletype">"A weird"" name"</text:span> становится <text:span text:style-name="Teletype">A weird" name</text:span>. </text:p>
      <text:p text:style-name="Text_20_body">Разбор аргументов останавливается в конце строки или когда встречается другой, не внутри кавычек, бэкслеш. Бэкслеш не внутри кавычек, рассматривается как начало новой мета-команды. Специальная последовательность <text:span text:style-name="Teletype">\\</text:span> (два бэкслеша) обозначает окончание аргументов, далее продолжается разбор команд <text:span text:style-name="acronym">SQL</text:span>, если таковые имеются. Таким образом, команды <text:span text:style-name="acronym">SQL</text:span> и psql можно свободно смешивать на одной строке. Но в любом случае, аргументы мета-команды не могут выходить за пределы текущей строки. </text:p>
      <text:p text:style-name="Text_20_body">Определены следующие мета-команды: </text:p>
      <text:p text:style-name="P3"><text:span text:style-name="Teletype">\a</text:span></text:p>
      <text:p text:style-name="P9">Если текущий режим вывода таблицы невыровненный, то он переключается на выравненный режим. Если текущий режим выровненный, то устанавливается невыровненный. Эта команда поддерживается для обратной совместимости. См. <text:span text:style-name="Teletype">\pset</text:span> для более общего решения. </text:p>
      <text:p text:style-name="P3"><text:span text:style-name="Teletype">\c</text:span> или <text:span text:style-name="Teletype">\connect</text:span> <text:span text:style-name="Teletype">[ </text:span><text:span text:style-name="Teletype"><text:span text:style-name="T1">dbname</text:span></text:span><text:span text:style-name="Teletype"> [ </text:span><text:span text:style-name="Teletype"><text:span text:style-name="T1">username</text:span></text:span><text:span text:style-name="Teletype"> ] [ </text:span><text:span text:style-name="Teletype"><text:span text:style-name="T1">host</text:span></text:span><text:span text:style-name="Teletype"> ] [ </text:span><text:span text:style-name="Teletype"><text:span text:style-name="T1">port</text:span></text:span><text:span text:style-name="Teletype"> ] ]</text:span></text:p>
      <text:p text:style-name="P9">Устанавливает новое подключение к серверу PostgreSQL. Если новое подключение успешно установлено, предыдущее подключение закрывается. Если какой-либо из параметров подключения <text:span text:style-name="Teletype"><text:span text:style-name="T1">dbname</text:span></text:span>, <text:span text:style-name="Teletype"><text:span text:style-name="T1">username</text:span></text:span>, <text:span text:style-name="Teletype"><text:span text:style-name="T1">host</text:span></text:span> или <text:span text:style-name="Teletype"><text:span text:style-name="T1">port</text:span></text:span> не указан или указан как <text:span text:style-name="Teletype">-</text:span>, используется значение этого параметра от предыдущего соединения. Если нет предыдущего подключения, используются значения по умолчанию принятые в libpq. </text:p>
      <text:p text:style-name="P9">Если попытка подключения не удалась (неверное имя пользователя, доступ запрещен, и т.д.), то предыдущее соединение останется активным, если psql находится в интерактивном режиме. Если скрипт выполняется не интерактивно, обработка немедленно останавливается с сообщением об ошибке. Такое различие в поведении было выбрано для удобства пользователя в отношении опечаток с одной стороны, и механизма безопасности, при котором скрипты не будут запущены на неправильной базе данных с другой стороны. </text:p>
      <text:p text:style-name="P3"><text:span text:style-name="Teletype">\C [ </text:span><text:span text:style-name="Teletype"><text:span text:style-name="T1">title</text:span></text:span><text:span text:style-name="Teletype"> ]</text:span></text:p>
      <text:p text:style-name="P9"><text:soft-page-break/>Задаёт заголовок, который будет выводиться для результатов любых запросов или отменяет установленный ранее заголовок. Эта команда эквивалентна <text:span text:style-name="Teletype">\pset title </text:span><text:span text:style-name="Teletype"><text:span text:style-name="T1">title</text:span></text:span>. (Название этой команды происходит от "caption", т.к. ранее это использовалось только для задания заголовков <text:span text:style-name="acronym">HTML</text:span> таблиц.) </text:p>
      <text:p text:style-name="P3"><text:span text:style-name="Teletype">\cd [ </text:span><text:span text:style-name="Teletype"><text:span text:style-name="T1">directory</text:span></text:span><text:span text:style-name="Teletype"> ]</text:span></text:p>
      <text:p text:style-name="P9">Заменяет текущий рабочий каталог на <text:span text:style-name="Teletype"><text:span text:style-name="T1">directory</text:span></text:span>. Без аргумента, устанавливается домашний каталог текущего пользователя. </text:p>
      <text:p text:style-name="P14"><text:span text:style-name="T2">Tip: </text:span>для печати текущего рабочего каталога, используйте <text:span text:style-name="Teletype">\! pwd</text:span>. </text:p>
      <text:p text:style-name="P3"><text:span text:style-name="Teletype">\conninfo</text:span></text:p>
      <text:p text:style-name="P9">Выводит информацию о текущем подключении к базе данных. </text:p>
      <text:p text:style-name="P3"><text:bookmark text:name="APP-PSQL-META-COMMANDS-COPY"/><text:span text:style-name="Teletype">\copy { </text:span><text:span text:style-name="Teletype"><text:span text:style-name="T1">table</text:span></text:span><text:span text:style-name="Teletype"> [ ( </text:span><text:span text:style-name="Teletype"><text:span text:style-name="T1">column_list</text:span></text:span><text:span text:style-name="Teletype"> ) ] | ( </text:span><text:span text:style-name="Teletype"><text:span text:style-name="T1">query</text:span></text:span><text:span text:style-name="Teletype"> ) } { from | to } { </text:span><text:span text:style-name="Teletype"><text:span text:style-name="T1">'filename'</text:span></text:span><text:span text:style-name="Teletype"> | program </text:span><text:span text:style-name="Teletype"><text:span text:style-name="T1">'command'</text:span></text:span><text:span text:style-name="Teletype"> | stdin | stdout | pstdin | pstdout } [ [ with ] ( </text:span><text:span text:style-name="Teletype"><text:span text:style-name="T1">option</text:span></text:span><text:span text:style-name="Teletype"> [, ...] ) ]</text:span></text:p>
      <text:p text:style-name="P9">Выполняет копирование на клиенте. Это операция, которая выполняет <text:span text:style-name="acronym">SQL</text:span> команду <text:a xlink:type="simple" xlink:href="../../../../SRC/postgresql-9.4.1/doc/src/sgml/html/sql-copy.html">COPY</text:a>, но вместо чтения или записи в файл на сервере, psql читает или записывает файл и пересылает данные между сервером и локальной файловой системой. Это означает, что для доступа к файлам используются привилегии локального пользователя, а не сервера, и не требуются привилегии суперпользователя SQL. </text:p>
      <text:p text:style-name="P9">Когда указана <text:span text:style-name="Teletype">program</text:span>, psql выполняет <text:span text:style-name="Teletype"><text:span text:style-name="T1">command</text:span></text:span> и данные из/в <text:span text:style-name="Teletype"><text:span text:style-name="T1">command</text:span></text:span> передаются между сервером и клиентом. Это опять же означает, что для выполнения программ используются привилегии локального пользователя, а не сервера, и не требуются привилегии суперпользователя SQL. </text:p>
      <text:p text:style-name="P9">При выполнении <text:span text:style-name="Teletype">\copy ... from stdin</text:span> строки с данными считываются из источника, выполневшего команду, и считываются до тех пор, пока не встретится <text:span text:style-name="Teletype">\.</text:span> или не будет достигнут конец файла. Эта опция полезна для заполнения таблиц прямо в SQL скриптах. При выполнении <text:span text:style-name="Teletype">\copy ... to stdout</text:span> вывод направляется в тоже место, что и вывод psql команд. Статус команды <text:span text:style-name="Teletype">COPY </text:span><text:span text:style-name="Teletype"><text:span text:style-name="T1">count</text:span></text:span> не отображается, чтобы не перепутать со строкой данных. Для чтения/записи стандартного ввода/вывода psql, вне зависимости от источника текущей команды или опции <text:span text:style-name="Teletype">\o</text:span>, используйте <text:span text:style-name="Teletype">from pstdin</text:span> или <text:span text:style-name="Teletype">to pstdout</text:span>. </text:p>
      <text:p text:style-name="P9">Синтаксис команды похож на синтаксис <text:span text:style-name="acronym">SQL</text:span> команды <text:a xlink:type="simple" xlink:href="../../../../SRC/postgresql-9.4.1/doc/src/sgml/html/sql-copy.html">COPY</text:a>. Все опции, кроме источника и получателя данных, соответствуют опциям <text:a xlink:type="simple" xlink:href="../../../../SRC/postgresql-9.4.1/doc/src/sgml/html/sql-copy.html">COPY</text:a>. Поэтому к команде <text:span text:style-name="Teletype">\copy</text:span> применяются специальные правила разбора. В частности, не применяются правила подстановки переменных и экранирование при помощи бэкслеш. </text:p>
      <text:p text:style-name="P14"><text:span text:style-name="T2">Tip: </text:span>Эта операция не так эффективна, как <text:span text:style-name="acronym">SQL</text:span> команда <text:span text:style-name="Teletype">COPY</text:span>, потому что все данные перемещаются между клиентом и сервером. Для больших объемов данных <text:span text:style-name="acronym">SQL</text:span> команда может быть предпочтительнее. </text:p>
      <text:p text:style-name="P3"><text:soft-page-break/><text:span text:style-name="Teletype">\copyright</text:span></text:p>
      <text:p text:style-name="P9">Показывает информацию об авторских правах и условиях распространения PostgreSQL. </text:p>
      <text:p text:style-name="P3"><text:span text:style-name="Teletype">\d[S+] [ </text:span><text:a xlink:type="simple" xlink:href="../../../../SRC/postgresql-9.4.1/doc/src/sgml/html/app-psql.html#APP-PSQL-PATTERNS"><text:span text:style-name="Teletype"><text:span text:style-name="T1">pattern</text:span></text:span></text:a><text:span text:style-name="Teletype"> ]</text:span></text:p>
      <text:p text:style-name="P9">Для каждого отношения (таблицы, представления, индекса, последовательности, внешней таблицы) или составного типа, соответствующих шаблону <text:span text:style-name="Teletype"><text:span text:style-name="T1">pattern</text:span></text:span>, показывает столбцы, их типы, табличное пространство (если не по умолчанию) и любые специальные атрибуты, такие как <text:span text:style-name="Teletype">NOT NULL</text:span> или значения по умолчанию. Также показываются связанные индексы, ограничения, правила и триггеры. Для внешних таблиц показывается связанный внешний сервер. ("Соответствие шаблону" определяется ниже в <text:a xlink:type="simple" xlink:href="../../../../SRC/postgresql-9.4.1/doc/src/sgml/html/app-psql.html#APP-PSQL-PATTERNS"><text:span text:style-name="T1">Шаблоны поиска (Patterns)</text:span></text:a>.) </text:p>
      <text:p text:style-name="P9">Для некоторых типов отношений, <text:span text:style-name="Teletype">\d</text:span> показывает дополнительную информацию по каждому столбцу: значения столбца для последовательностей, индексное выражение для индексов и параметры обработчика внешних данных для внешних таблиц. </text:p>
      <text:p text:style-name="P9">Вариант команды <text:span text:style-name="Teletype">\d+</text:span> похож на <text:span text:style-name="Teletype">\d</text:span>, но выводит больше информации: комментарии к столбцам таблицы, наличие в таблице OID, для представлений показывается его определение, отличные от значений по умолчанию установки <text:a xlink:type="simple" xlink:href="../../../../SRC/postgresql-9.4.1/doc/src/sgml/html/sql-altertable.html#SQL-CREATETABLE-REPLICA-IDENTITY">replica identity</text:a>. </text:p>
      <text:p text:style-name="P9">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text:p>
      <text:p text:style-name="P14"><text:span text:style-name="T2">Note: </text:span>Если <text:span text:style-name="Teletype">\d</text:span> используется без <text:span text:style-name="Teletype"><text:span text:style-name="T1">pattern</text:span></text:span>, это эквивалентно <text:span text:style-name="Teletype">\dtvsE</text:span> и показывает список всех доступных таблиц, представлений, последовательностей и внешних таблиц. Чисто для удобства. </text:p>
      <text:p text:style-name="P3"><text:span text:style-name="Teletype">\da[S] [ </text:span><text:a xlink:type="simple" xlink:href="../../../../SRC/postgresql-9.4.1/doc/src/sgml/html/app-psql.html#APP-PSQL-PATTERNS"><text:span text:style-name="Teletype"><text:span text:style-name="T1">pattern</text:span></text:span></text:a><text:span text:style-name="Teletype"> ]</text:span></text:p>
      <text:p text:style-name="P9">Выводит список агрегатных функций, вместе с типом возвращаемого значения и типами данных, которыми они оперируют. Если указан <text:span text:style-name="Teletype"><text:span text:style-name="T1">pattern</text:span></text:span>, отображаются только функции, имена которых соответствуют шаблону. 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text:p>
      <text:p text:style-name="P3"><text:span text:style-name="Teletype">\db[+] [ </text:span><text:a xlink:type="simple" xlink:href="../../../../SRC/postgresql-9.4.1/doc/src/sgml/html/app-psql.html#APP-PSQL-PATTERNS"><text:span text:style-name="Teletype"><text:span text:style-name="T1">pattern</text:span></text:span></text:a><text:span text:style-name="Teletype"> ]</text:span></text:p>
      <text:p text:style-name="P9">Выводит список табличных пространств. Если указан <text:span text:style-name="Teletype"><text:span text:style-name="T1">pattern</text:span></text:span>, отображаются только табличные пространства, имена которых соответствуют шаблону. При добавлении <text:span text:style-name="Teletype">+</text:span> к имени команды, для каждого объекта дополнительно будут выводиться права доступа и описание. </text:p>
      <text:p text:style-name="P3"><text:span text:style-name="Teletype">\dc[S+] [ </text:span><text:a xlink:type="simple" xlink:href="../../../../SRC/postgresql-9.4.1/doc/src/sgml/html/app-psql.html#APP-PSQL-PATTERNS"><text:span text:style-name="Teletype"><text:span text:style-name="T1">pattern</text:span></text:span></text:a><text:span text:style-name="Teletype"> ]</text:span></text:p>
      <text:p text:style-name="P9">Выводит список преобразований между кодировками наборов символов. Если указан <text:span text:style-name="Teletype"><text:span text:style-name="T1">pattern</text:span></text:span>, отображаются только преобразования кодировок, имена которых соответствуют шаблону. По умолчанию отображаются только объекты, созданные <text:soft-page-break/>пользователем. Для включения системных объектов нужно задать шаблон или добавить модификатор <text:span text:style-name="Teletype">S</text:span>. При добавлении <text:span text:style-name="Teletype">+</text:span> к имени команды, для каждого объекта дополнительно будет выводиться описание. </text:p>
      <text:p text:style-name="P3"><text:span text:style-name="Teletype">\dC[+] [ </text:span><text:a xlink:type="simple" xlink:href="../../../../SRC/postgresql-9.4.1/doc/src/sgml/html/app-psql.html#APP-PSQL-PATTERNS"><text:span text:style-name="Teletype"><text:span text:style-name="T1">pattern</text:span></text:span></text:a><text:span text:style-name="Teletype"> ]</text:span></text:p>
      <text:p text:style-name="P9">Выводит список приведения типов. Если указан <text:span text:style-name="Teletype"><text:span text:style-name="T1">pattern</text:span></text:span>, отображаются только приведения типов, имена которых соответствуют шаблону. При добавлении <text:span text:style-name="Teletype">+</text:span> к имени команды, для каждого объекта дополнительно будет выводиться описание. </text:p>
      <text:p text:style-name="P3"><text:span text:style-name="Teletype">\dd[S] [ </text:span><text:a xlink:type="simple" xlink:href="../../../../SRC/postgresql-9.4.1/doc/src/sgml/html/app-psql.html#APP-PSQL-PATTERNS"><text:span text:style-name="Teletype"><text:span text:style-name="T1">pattern</text:span></text:span></text:a><text:span text:style-name="Teletype"> ]</text:span></text:p>
      <text:p text:style-name="P9">Показывает описания объектов следующих типов: <text:span text:style-name="Teletype">constraint</text:span>, <text:span text:style-name="Teletype">operator class</text:span>, <text:span text:style-name="Teletype">operator family</text:span>, <text:span text:style-name="Teletype">rule</text:span> и <text:span text:style-name="Teletype">trigger</text:span>. Описания для остальных объектов можно посмотреть соответствующими мета-командами для этих типов объектов. </text:p>
      <text:p text:style-name="P9"><text:span text:style-name="Teletype">\dd</text:span> показывает описания для объектов, соответствующих шаблону <text:span text:style-name="Teletype"><text:span text:style-name="T1">pattern</text:span></text:span>, или для доступных объектов указанных типов, если аргументы не заданы. Но в любом случае, выводятся только те объекты, которые имеют описание. 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text:p>
      <text:p text:style-name="P9">Описания объектов создаются <text:span text:style-name="acronym">SQL</text:span> командой <text:a xlink:type="simple" xlink:href="../../../../SRC/postgresql-9.4.1/doc/src/sgml/html/sql-comment.html">COMMENT</text:a>. </text:p>
      <text:p text:style-name="P3"><text:span text:style-name="Teletype">\ddp [ </text:span><text:a xlink:type="simple" xlink:href="../../../../SRC/postgresql-9.4.1/doc/src/sgml/html/app-psql.html#APP-PSQL-PATTERNS"><text:span text:style-name="Teletype"><text:span text:style-name="T1">pattern</text:span></text:span></text:a><text:span text:style-name="Teletype"> ]</text:span></text:p>
      <text:p text:style-name="P9">Выводит список настроек прав доступа по умолчанию. Выводится строка для каждой роли (и схемы, если применимо), для которой настройки прав доступа по умолчанию были изменены от встроенных по умолчанию. Если указан <text:span text:style-name="Teletype"><text:span text:style-name="T1">pattern</text:span></text:span>, выводятся строки только для тех ролей и схем, чьи имена соответствуют шаблону. </text:p>
      <text:p text:style-name="P9">Права доступа по умолчанию устанавливаются командой <text:a xlink:type="simple" xlink:href="../../../../SRC/postgresql-9.4.1/doc/src/sgml/html/sql-alterdefaultprivileges.html">ALTER DEFAULT PRIVILEGES</text:a>. Смысл отображаемых привилегий объясняется в <text:a xlink:type="simple" xlink:href="../../../../SRC/postgresql-9.4.1/doc/src/sgml/html/sql-grant.html">GRANT</text:a>. </text:p>
      <text:p text:style-name="P3"><text:span text:style-name="Teletype">\dD[S+] [ </text:span><text:a xlink:type="simple" xlink:href="../../../../SRC/postgresql-9.4.1/doc/src/sgml/html/app-psql.html#APP-PSQL-PATTERNS"><text:span text:style-name="Teletype"><text:span text:style-name="T1">pattern</text:span></text:span></text:a><text:span text:style-name="Teletype"> ]</text:span></text:p>
      <text:p text:style-name="P9">Выводит список доменов. Если указан <text:span text:style-name="Teletype"><text:span text:style-name="T1">pattern</text:span></text:span>, отображаются только домены, имена которых соответствуют шаблону. 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При добавлении <text:span text:style-name="Teletype">+</text:span> к имени команды, для каждого объекта дополнительно будут выводиться права доступа и описание. </text:p>
      <text:p text:style-name="P3"><text:span text:style-name="Teletype">\dE[S+] [ </text:span><text:a xlink:type="simple" xlink:href="../../../../SRC/postgresql-9.4.1/doc/src/sgml/html/app-psql.html#APP-PSQL-PATTERNS"><text:span text:style-name="Teletype"><text:span text:style-name="T1">pattern</text:span></text:span></text:a><text:span text:style-name="Teletype"> ]</text:span><text:line-break/><text:span text:style-name="Teletype">\di[S+] [ </text:span><text:a xlink:type="simple" xlink:href="../../../../SRC/postgresql-9.4.1/doc/src/sgml/html/app-psql.html#APP-PSQL-PATTERNS"><text:span text:style-name="Teletype"><text:span text:style-name="T1">pattern</text:span></text:span></text:a><text:span text:style-name="Teletype"> ]</text:span><text:line-break/><text:span text:style-name="Teletype">\dm[S+] [ </text:span><text:a xlink:type="simple" xlink:href="../../../../SRC/postgresql-9.4.1/doc/src/sgml/html/app-psql.html#APP-PSQL-PATTERNS"><text:span text:style-name="Teletype"><text:span text:style-name="T1">pattern</text:span></text:span></text:a><text:span text:style-name="Teletype"> ]</text:span><text:line-break/><text:span text:style-name="Teletype">\ds[S+] [ </text:span><text:a xlink:type="simple" xlink:href="../../../../SRC/postgresql-9.4.1/doc/src/sgml/html/app-psql.html#APP-PSQL-PATTERNS"><text:span text:style-name="Teletype"><text:span text:style-name="T1">pattern</text:span></text:span></text:a><text:span text:style-name="Teletype"> ]</text:span><text:line-break/><text:span text:style-name="Teletype">\dt[S+] [ </text:span><text:a xlink:type="simple" xlink:href="../../../../SRC/postgresql-9.4.1/doc/src/sgml/html/app-psql.html#APP-PSQL-PATTERNS"><text:span text:style-name="Teletype"><text:span text:style-name="T1">pattern</text:span></text:span></text:a><text:span text:style-name="Teletype"> ]</text:span><text:line-break/><text:span text:style-name="Teletype">\dv[S+] [ </text:span><text:a xlink:type="simple" xlink:href="../../../../SRC/postgresql-9.4.1/doc/src/sgml/html/app-psql.html#APP-PSQL-PATTERNS"><text:span text:style-name="Teletype"><text:span text:style-name="T1">pattern</text:span></text:span></text:a><text:span text:style-name="Teletype"> ]</text:span></text:p>
      <text:p text:style-name="P9"><text:soft-page-break/>В этой группе команд буквы <text:span text:style-name="Teletype">E</text:span>, <text:span text:style-name="Teletype">i</text:span>, <text:span text:style-name="Teletype">m</text:span>, <text:span text:style-name="Teletype">s</text:span>, <text:span text:style-name="Teletype">t</text:span> и <text:span text:style-name="Teletype">v</text:span> обозначают соответственно: внешнюю таблицу, индекс, материализованное представление, последовательность, таблицу и представление. Можно указывать все или часть этих букв, в произвольном порядке, чтобы получить список объектов этих типов. Например, <text:span text:style-name="Teletype">\dit</text:span> выводит список индексов и таблиц. При добавлении <text:span text:style-name="Teletype">+</text:span> к имени команды, для каждого объекта дополнительно будут выводиться физический размер на диске и описание, при наличии. Если указан <text:span text:style-name="Teletype"><text:span text:style-name="T1">pattern</text:span></text:span>, отображаются только объекты, имена которых соответствуют шаблону. 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text:p>
      <text:p text:style-name="P3"><text:span text:style-name="Teletype">\des[+] [ </text:span><text:a xlink:type="simple" xlink:href="../../../../SRC/postgresql-9.4.1/doc/src/sgml/html/app-psql.html#APP-PSQL-PATTERNS"><text:span text:style-name="Teletype"><text:span text:style-name="T1">pattern</text:span></text:span></text:a><text:span text:style-name="Teletype"> ]</text:span></text:p>
      <text:p text:style-name="P9">Выводит список внешних серверов (мнемоника: "external servers"). Если указан <text:span text:style-name="Teletype"><text:span text:style-name="T1">pattern</text:span></text:span>, отображаются только сервера, имена которых соответствуют шаблону. Если используется форма <text:span text:style-name="Teletype">\des+</text:span>, то выводится полное описание каждого сервера, включая права доступа, тип, версию, параметры и описание. </text:p>
      <text:p text:style-name="P3"><text:span text:style-name="Teletype">\det[+] [ </text:span><text:a xlink:type="simple" xlink:href="../../../../SRC/postgresql-9.4.1/doc/src/sgml/html/app-psql.html#APP-PSQL-PATTERNS"><text:span text:style-name="Teletype"><text:span text:style-name="T1">pattern</text:span></text:span></text:a><text:span text:style-name="Teletype"> ]</text:span></text:p>
      <text:p text:style-name="P9">Выводит список внешних таблиц (мнемоника: "external tables"). Если указан <text:span text:style-name="Teletype"><text:span text:style-name="T1">pattern</text:span></text:span>, выводятся только те записи, у которых имя таблицы или схемы соответствуют шаблону. Если используется форма <text:span text:style-name="Teletype">\det+</text:span>, то дополнительно выводятся общие параметры и описание внешней таблицы. </text:p>
      <text:p text:style-name="P3"><text:span text:style-name="Teletype">\deu[+] [ </text:span><text:a xlink:type="simple" xlink:href="../../../../SRC/postgresql-9.4.1/doc/src/sgml/html/app-psql.html#APP-PSQL-PATTERNS"><text:span text:style-name="Teletype"><text:span text:style-name="T1">pattern</text:span></text:span></text:a><text:span text:style-name="Teletype"> ]</text:span></text:p>
      <text:p text:style-name="P9">Выводит список сопоставлений пользователей (мнемоника: "external users"). Если указан <text:span text:style-name="Teletype"><text:span text:style-name="T1">pattern</text:span></text:span>, отображаются только сопоставления, у которых имена пользователей соответствуют шаблону. Если используется форма <text:span text:style-name="Teletype">\deu+</text:span>, то выводится дополнительная информация о каждом сопоставлении пользователей. </text:p>
      <table:table table:name="Table2" table:style-name="Table2">
        <table:table-column table:style-name="Table2.A"/>
        <table:table-row>
          <table:table-cell table:style-name="Table2.A1" office:value-type="string">
            <text:p text:style-name="P7">Caution</text:p>
          </table:table-cell>
        </table:table-row>
        <table:table-row>
          <table:table-cell table:style-name="Table2.A2" office:value-type="string">
            <text:p text:style-name="P8"><text:span text:style-name="Teletype">\deu+</text:span> также может отображать имя и пароль удаленного пользователя, поэтому следует позаботиться о том, чтобы не раскрывать их. </text:p>
          </table:table-cell>
        </table:table-row>
      </table:table>
      <text:p text:style-name="P3"><text:span text:style-name="Teletype">\dew[+] [ </text:span><text:a xlink:type="simple" xlink:href="../../../../SRC/postgresql-9.4.1/doc/src/sgml/html/app-psql.html#APP-PSQL-PATTERNS"><text:span text:style-name="Teletype"><text:span text:style-name="T1">pattern</text:span></text:span></text:a><text:span text:style-name="Teletype"> ]</text:span></text:p>
      <text:p text:style-name="P9">Выводит список обработчиков внешних данных (мнемоника: "external wrappers"). Если указан <text:span text:style-name="Teletype"><text:span text:style-name="T1">pattern</text:span></text:span>, отображаются только обработчики внешних данных, имена которых соответствуют шаблону. Если используется форма <text:span text:style-name="Teletype">\dew+</text:span>, то дополнительно выводятся права доступа, параметры и описание обработчика. </text:p>
      <text:p text:style-name="P3"><text:span text:style-name="Teletype">\df[antwS+] [ </text:span><text:a xlink:type="simple" xlink:href="../../../../SRC/postgresql-9.4.1/doc/src/sgml/html/app-psql.html#APP-PSQL-PATTERNS"><text:span text:style-name="Teletype"><text:span text:style-name="T1">pattern</text:span></text:span></text:a><text:span text:style-name="Teletype"> ]</text:span></text:p>
      <text:p text:style-name="P9">Возвращает список функций, вместе с их аргументами, возвращаемыми типами и типами функций, которые классифицируются как "agg" (агрегатная), "normal" (обычная), "trigger" (триггерная) или "window" (оконная). Чтобы отобразить только функции определенного типа(типов), добавьте в команду соответствующие буквы <text:span text:style-name="Teletype">a</text:span>, <text:span text:style-name="Teletype">n</text:span>, <text:soft-page-break/><text:span text:style-name="Teletype">t</text:span> или <text:span text:style-name="Teletype">w</text:span>. Если указан pattern, отображаются только функции, имена которых соответствуют шаблону. По умолчанию выводятся только функции созданные пользователем, для включения системных объектов нужно задать шаблон или добавить модификатор <text:span text:style-name="Teletype">S</text:span>. Если используется форма <text:span text:style-name="Teletype">\df+</text:span>, то выводится дополнительная информация о каждой функции: безопасность, волатильность, владелец, язык, исходный код и описание. </text:p>
      <text:p text:style-name="P14"><text:span text:style-name="T2">Tip: </text:span>Чтобы найти функции с аргументами или возвращаемыми значениями определенного типа, используйте возможности поиска вашего пейджера для прокрутки вывода команды <text:span text:style-name="Teletype">\df</text:span>. </text:p>
      <text:p text:style-name="P3"><text:span text:style-name="Teletype">\dF[+] [ </text:span><text:a xlink:type="simple" xlink:href="../../../../SRC/postgresql-9.4.1/doc/src/sgml/html/app-psql.html#APP-PSQL-PATTERNS"><text:span text:style-name="Teletype"><text:span text:style-name="T1">pattern</text:span></text:span></text:a><text:span text:style-name="Teletype"> ]</text:span></text:p>
      <text:p text:style-name="P9">Выводит список конфигураций текстового поиска. Если указан <text:span text:style-name="Teletype"><text:span text:style-name="T1">pattern</text:span></text:span>, отображаются только конфигурации, имена которых соответствуют шаблону. Если используется форма <text:span text:style-name="Teletype">\dF+</text:span>, то выводится полное описание для каждой конфигурации, включая базовый синтаксический анализатор и используемые словари для каждого типа токена. </text:p>
      <text:p text:style-name="P3"><text:span text:style-name="Teletype">\dFd[+] [ </text:span><text:a xlink:type="simple" xlink:href="../../../../SRC/postgresql-9.4.1/doc/src/sgml/html/app-psql.html#APP-PSQL-PATTERNS"><text:span text:style-name="Teletype"><text:span text:style-name="T1">pattern</text:span></text:span></text:a><text:span text:style-name="Teletype"> ]</text:span></text:p>
      <text:p text:style-name="P9">Выводит список словарей текстового поиска. Если указан <text:span text:style-name="Teletype"><text:span text:style-name="T1">pattern</text:span></text:span>, отображаются только словари, имена которых соответствуют шаблону. Если используется форма <text:span text:style-name="Teletype">\dFd+</text:span>, то выводится дополнительная информация о каждом словаре включая базовый шаблон текстового поиска и параметры инициализации. </text:p>
      <text:p text:style-name="P3"><text:span text:style-name="Teletype">\dFp[+] [ </text:span><text:a xlink:type="simple" xlink:href="../../../../SRC/postgresql-9.4.1/doc/src/sgml/html/app-psql.html#APP-PSQL-PATTERNS"><text:span text:style-name="Teletype"><text:span text:style-name="T1">pattern</text:span></text:span></text:a><text:span text:style-name="Teletype"> ]</text:span></text:p>
      <text:p text:style-name="P9">Выводит список анализаторов текстового поиска. Если указан <text:span text:style-name="Teletype"><text:span text:style-name="T1">pattern</text:span></text:span>, отображаются только анализаторы, имена которых соответствуют шаблону. Если используется форма <text:span text:style-name="Teletype">\dFp+</text:span>, то выводится полное описание для каждого анализатора, включая базовые функции и список типов токенов. </text:p>
      <text:p text:style-name="P3"><text:span text:style-name="Teletype">\dFt[+] [ </text:span><text:a xlink:type="simple" xlink:href="../../../../SRC/postgresql-9.4.1/doc/src/sgml/html/app-psql.html#APP-PSQL-PATTERNS"><text:span text:style-name="Teletype"><text:span text:style-name="T1">pattern</text:span></text:span></text:a><text:span text:style-name="Teletype"> ]</text:span></text:p>
      <text:p text:style-name="P9">Выводит список шаблонов текстового поиска. Если указан <text:span text:style-name="Teletype"><text:span text:style-name="T1">pattern</text:span></text:span>, отображаются только шаблоны, имена которых соответствуют шаблону. Если используется форма <text:span text:style-name="Teletype">\dFt+</text:span>, то выводится дополнительная информация о каждом шаблоне, включая имена основных функций. </text:p>
      <text:p text:style-name="P3"><text:span text:style-name="Teletype">\dg[+] [ </text:span><text:a xlink:type="simple" xlink:href="../../../../SRC/postgresql-9.4.1/doc/src/sgml/html/app-psql.html#APP-PSQL-PATTERNS"><text:span text:style-name="Teletype"><text:span text:style-name="T1">pattern</text:span></text:span></text:a><text:span text:style-name="Teletype"> ]</text:span></text:p>
      <text:p text:style-name="P9">Выводит список ролей базы данных. (Так как понятия "пользователи" и "группы" были объединены в "роли", эта команда теперь эквивалентна <text:span text:style-name="Teletype">\du</text:span>.) Если указан <text:span text:style-name="Teletype"><text:span text:style-name="T1">pattern</text:span></text:span>, отображаются только роли, имена которых соответствуют шаблону. Если используется форма <text:span text:style-name="Teletype">\dg+</text:span>, то выводится дополнительная информация о каждой роли, в настоящее время добавлено описание роли. </text:p>
      <text:p text:style-name="P3"><text:span text:style-name="Teletype">\dl</text:span></text:p>
      <text:p text:style-name="P9"><text:soft-page-break/>Это псевдоним для <text:span text:style-name="Teletype">\lo_list</text:span>, показывает список больших объектов. </text:p>
      <text:p text:style-name="P3"><text:span text:style-name="Teletype">\dL[S+] [ </text:span><text:a xlink:type="simple" xlink:href="../../../../SRC/postgresql-9.4.1/doc/src/sgml/html/app-psql.html#APP-PSQL-PATTERNS"><text:span text:style-name="Teletype"><text:span text:style-name="T1">pattern</text:span></text:span></text:a><text:span text:style-name="Teletype"> ]</text:span></text:p>
      <text:p text:style-name="P9">Выводит список процедурных языков. Если указан <text:span text:style-name="Teletype"><text:span text:style-name="T1">pattern</text:span></text:span>, отображаются только языки, имена которых соответствуют шаблону. По умолчанию отображаются только языки, созданные пользователем. Для включения системных объектов нужно задать шаблон или добавить модификатор <text:span text:style-name="Teletype">S</text:span>. При добавлении <text:span text:style-name="Teletype">+</text:span> к имени команды, для каждого языка дополнительно будут выводиться: обработчик вызова, валидатор, права доступа и является ли язык системным объектом. </text:p>
      <text:p text:style-name="P3"><text:span text:style-name="Teletype">\dn[S+] [ </text:span><text:a xlink:type="simple" xlink:href="../../../../SRC/postgresql-9.4.1/doc/src/sgml/html/app-psql.html#APP-PSQL-PATTERNS"><text:span text:style-name="Teletype"><text:span text:style-name="T1">pattern</text:span></text:span></text:a><text:span text:style-name="Teletype"> ]</text:span></text:p>
      <text:p text:style-name="P9">Выводит список схем (пространств имён). Если указан <text:span text:style-name="Teletype"><text:span text:style-name="T1">pattern</text:span></text:span>, отображаются только схемы, имена которых соответствуют шаблону. 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При добавлении <text:span text:style-name="Teletype">+</text:span> к имени команды, для каждого объекта дополнительно будут выводиться права доступа и описание, при наличии. </text:p>
      <text:p text:style-name="P3"><text:span text:style-name="Teletype">\do[S+] [ </text:span><text:a xlink:type="simple" xlink:href="../../../../SRC/postgresql-9.4.1/doc/src/sgml/html/app-psql.html#APP-PSQL-PATTERNS"><text:span text:style-name="Teletype"><text:span text:style-name="T1">pattern</text:span></text:span></text:a><text:span text:style-name="Teletype"> ]</text:span></text:p>
      <text:p text:style-name="P9">Выводит список операторов, их операндов и типы результата. Если указан <text:span text:style-name="Teletype"><text:span text:style-name="T1">pattern</text:span></text:span>, отображаются только операторы, имена которых соответствуют шаблону. 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При добавлении <text:span text:style-name="Teletype">+</text:span> к имени команды, для каждого оператора будет выводиться дополнительная информация, сейчас это имя функции, на которой основан оператор. </text:p>
      <text:p text:style-name="P3"><text:span text:style-name="Teletype">\dO[S+] [ </text:span><text:a xlink:type="simple" xlink:href="../../../../SRC/postgresql-9.4.1/doc/src/sgml/html/app-psql.html#APP-PSQL-PATTERNS"><text:span text:style-name="Teletype"><text:span text:style-name="T1">pattern</text:span></text:span></text:a><text:span text:style-name="Teletype"> ]</text:span></text:p>
      <text:p text:style-name="P9">Выводит список правил сортировки. Если указан <text:span text:style-name="Teletype"><text:span text:style-name="T1">pattern</text:span></text:span>, отображаются только правила, имена которых соответствуют шаблону. 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При добавлении <text:span text:style-name="Teletype">+</text:span> к имени команды, для каждого объекта дополнительно будет выводиться описание, при наличии. Обратите внимание, что отображаются только правила сортировки, применимые к кодировке текущей базы данных, поэтому результат команды может отличаться для различных баз данных этой же установки PostgreSQL. </text:p>
      <text:p text:style-name="P3"><text:span text:style-name="Teletype">\dp [ </text:span><text:a xlink:type="simple" xlink:href="../../../../SRC/postgresql-9.4.1/doc/src/sgml/html/app-psql.html#APP-PSQL-PATTERNS"><text:span text:style-name="Teletype"><text:span text:style-name="T1">pattern</text:span></text:span></text:a><text:span text:style-name="Teletype"> ]</text:span></text:p>
      <text:p text:style-name="P9">Выводит список таблиц, представлений и последовательностей с их правами доступа. Если указан <text:span text:style-name="Teletype"><text:span text:style-name="T1">pattern</text:span></text:span>, отображаются только таблицы, представления и последовательности, имена которых соответствуют шаблону. </text:p>
      <text:p text:style-name="P9">Для установки прав доступа используются команды <text:a xlink:type="simple" xlink:href="../../../../SRC/postgresql-9.4.1/doc/src/sgml/html/sql-grant.html">GRANT</text:a> и <text:a xlink:type="simple" xlink:href="../../../../SRC/postgresql-9.4.1/doc/src/sgml/html/sql-revoke.html">REVOKE</text:a>. Смысл отображаемых привилегий объясняется в <text:a xlink:type="simple" xlink:href="../../../../SRC/postgresql-9.4.1/doc/src/sgml/html/sql-grant.html">GRANT</text:a>. </text:p>
      <text:p text:style-name="P3"><text:span text:style-name="Teletype">\drds [ </text:span><text:a xlink:type="simple" xlink:href="../../../../SRC/postgresql-9.4.1/doc/src/sgml/html/app-psql.html#APP-PSQL-PATTERNS"><text:span text:style-name="Teletype"><text:span text:style-name="T1">role-pattern</text:span></text:span></text:a><text:span text:style-name="Teletype"> [ </text:span><text:a xlink:type="simple" xlink:href="../../../../SRC/postgresql-9.4.1/doc/src/sgml/html/app-psql.html#APP-PSQL-PATTERNS"><text:span text:style-name="Teletype"><text:span text:style-name="T1">database-pattern</text:span></text:span></text:a><text:span text:style-name="Teletype"> ] ]</text:span></text:p>
      <text:p text:style-name="P9"><text:soft-page-break/>Выводит список специфических параметров конфигурации. Эти параметры могут быть специфическими для роли, специфическими для базы данных, или обеих. <text:span text:style-name="Teletype"><text:span text:style-name="T1">role-pattern</text:span></text:span> и <text:span text:style-name="Teletype"><text:span text:style-name="T1">database-pattern</text:span></text:span> используются для отбора по конкретным ролям и базам данных. Если они опущены, или указано <text:span text:style-name="Teletype">*</text:span>, выводятся все параметры конфигурации, в том числе не относящиеся к ролям или базам данных. </text:p>
      <text:p text:style-name="P9">Команды <text:a xlink:type="simple" xlink:href="../../../../SRC/postgresql-9.4.1/doc/src/sgml/html/sql-alterrole.html">ALTER ROLE</text:a> и <text:a xlink:type="simple" xlink:href="../../../../SRC/postgresql-9.4.1/doc/src/sgml/html/sql-alterdatabase.html">ALTER DATABASE</text:a> используются для определения параметров конфигурации специфических для роли или базы данных. </text:p>
      <text:p text:style-name="P3"><text:span text:style-name="Teletype">\dT[S+] [ </text:span><text:a xlink:type="simple" xlink:href="../../../../SRC/postgresql-9.4.1/doc/src/sgml/html/app-psql.html#APP-PSQL-PATTERNS"><text:span text:style-name="Teletype"><text:span text:style-name="T1">pattern</text:span></text:span></text:a><text:span text:style-name="Teletype"> ]</text:span></text:p>
      <text:p text:style-name="P9">Выводит список типов данных. Если указан <text:span text:style-name="Teletype"><text:span text:style-name="T1">pattern</text:span></text:span>, отображаются только типы, имена которых соответствуют шаблону. При добавлении <text:span text:style-name="Teletype">+</text:span> к имени команды, для каждого типа данных дополнительно будет выводиться: внутреннее имя типа, размер, допустимые значения для типа <text:span text:style-name="Teletype">enum</text:span> и права доступа. По умолчанию отображаются только объекты, созданные пользователем. Для включения системных объектов нужно задать шаблон или добавить модификатор <text:span text:style-name="Teletype">S</text:span>. </text:p>
      <text:p text:style-name="P3"><text:span text:style-name="Teletype">\du[+] [ </text:span><text:a xlink:type="simple" xlink:href="../../../../SRC/postgresql-9.4.1/doc/src/sgml/html/app-psql.html#APP-PSQL-PATTERNS"><text:span text:style-name="Teletype"><text:span text:style-name="T1">pattern</text:span></text:span></text:a><text:span text:style-name="Teletype"> ]</text:span></text:p>
      <text:p text:style-name="P9">Выводит список ролей базы данных. (Так как понятия "пользователи" и "группы" были объединены в "роли", эта команда теперь эквивалентна <text:span text:style-name="Teletype">\dg</text:span>.) Если указан <text:span text:style-name="Teletype"><text:span text:style-name="T1">pattern</text:span></text:span>, отображаются только роли, имена которых соответствуют шаблону. Если используется форма <text:span text:style-name="Teletype">\du+</text:span>, то выводится дополнительная информация о каждой роли, в настоящее время добавлено описание роли. </text:p>
      <text:p text:style-name="P3"><text:span text:style-name="Teletype">\dx[+] [ </text:span><text:a xlink:type="simple" xlink:href="../../../../SRC/postgresql-9.4.1/doc/src/sgml/html/app-psql.html#APP-PSQL-PATTERNS"><text:span text:style-name="Teletype"><text:span text:style-name="T1">pattern</text:span></text:span></text:a><text:span text:style-name="Teletype"> ]</text:span></text:p>
      <text:p text:style-name="P9">Выводит список установленных расширений. Если указан <text:span text:style-name="Teletype"><text:span text:style-name="T1">pattern</text:span></text:span>, отображаются только расширения, имена которых соответствуют шаблону. Если используется форма <text:span text:style-name="Teletype">\dx+</text:span>, то для каждого расширения выводятся все принадлежащие ему объекты. </text:p>
      <text:p text:style-name="P3"><text:span text:style-name="Teletype">\dy[+] [ </text:span><text:a xlink:type="simple" xlink:href="../../../../SRC/postgresql-9.4.1/doc/src/sgml/html/app-psql.html#APP-PSQL-PATTERNS"><text:span text:style-name="Teletype"><text:span text:style-name="T1">pattern</text:span></text:span></text:a><text:span text:style-name="Teletype"> ]</text:span></text:p>
      <text:p text:style-name="P9">Выводит список триггеров событий. Если указан <text:span text:style-name="Teletype"><text:span text:style-name="T1">pattern</text:span></text:span>, отображаются только триггеры событий, имена которых соответствуют шаблону. При добавлении <text:span text:style-name="Teletype">+</text:span> к имени команды, для каждого объекта дополнительно будет выводиться описание. </text:p>
      <text:p text:style-name="P3"><text:span text:style-name="Teletype">\e</text:span> или <text:span text:style-name="Teletype">\edit</text:span> <text:span text:style-name="Teletype">[ </text:span><text:span text:style-name="Teletype"><text:span text:style-name="T1">filename</text:span></text:span><text:span text:style-name="Teletype"> ] [ </text:span><text:span text:style-name="Teletype"><text:span text:style-name="T1">line_number</text:span></text:span><text:span text:style-name="Teletype"> ] </text:span></text:p>
      <text:p text:style-name="P9">Если указано имя файла <text:span text:style-name="Teletype"><text:span text:style-name="T1">filename</text:span></text:span>, файл открывается для редактирования. После выхода из редактора, его содержимое копируется в буфер запроса. Если не указано имя файла, текущий буфер запроса копируется во временный файл и открывается в редакторе. </text:p>
      <text:p text:style-name="P9">Затем новый буфер запроса повторно анализируется согласно обычным правилам psql, при этом весь буфер рассматривается как одна строка. (Таким образом, это не подходит для создания скриптов. Для скриптов используйте <text:span text:style-name="Teletype">\i</text:span>.) Если запрос заканчивается (или содержит) точкой с запятой, он немедленно выполняется. В противном случае он <text:soft-page-break/>просто будет ждать в буфере запроса. Введите точку с запятой или <text:span text:style-name="Teletype">\g</text:span> для отправки на выполнение или <text:span text:style-name="Teletype">\r</text:span> для отмены. </text:p>
      <text:p text:style-name="P9">Если указан номер строки, psql будет позиционировать курсор на указанную строку файла или буфера запроса. Обратите внимание, что если указан один аргумент и он числовой, psql предполагает, что это номер строки, а не имя файла. </text:p>
      <text:p text:style-name="P14"><text:span text:style-name="T2">Tip: </text:span>См. ниже в разделе <text:a xlink:type="simple" xlink:href="../../../../SRC/postgresql-9.4.1/doc/src/sgml/html/app-psql.html#APP-PSQL-ENVIRONMENT"><text:span text:style-name="T1">Переменные окружения</text:span></text:a> о том, как настроить редактор. </text:p>
      <text:p text:style-name="P3"><text:span text:style-name="Teletype">\echo </text:span><text:span text:style-name="Teletype"><text:span text:style-name="T1">text</text:span></text:span><text:span text:style-name="Teletype"> [ ... ]</text:span></text:p>
      <text:p text:style-name="P9">Выводит аргументы на стандартный вывод, разделяя их одним пробелом, в конце следует перевод строки. Команда полезна для формирования вывода из скриптов. Например: </text:p>
      <text:p text:style-name="P11">=&gt; <text:span text:style-name="User_20_Entry">\echo `date`</text:span></text:p>
      <text:p text:style-name="P12">Tue Oct 26 21:40:57 CEST 1999</text:p>
      <text:p text:style-name="P9">Если первый аргумент <text:span text:style-name="Teletype">-n</text:span> без кавычек, то перевод строки в конце не ставится. </text:p>
      <text:p text:style-name="P14"><text:span text:style-name="T2">Tip: </text:span>Если используется команда <text:span text:style-name="Teletype">\o</text:span> для перенаправления вывода запросов, возможно, следует применять команду <text:span text:style-name="Teletype">\qecho</text:span> вместо этой. </text:p>
      <text:p text:style-name="P3"><text:span text:style-name="Teletype">\ef [ </text:span><text:span text:style-name="Teletype"><text:span text:style-name="T1">function_description</text:span></text:span><text:span text:style-name="Teletype"> [ </text:span><text:span text:style-name="Teletype"><text:span text:style-name="T1">line_number</text:span></text:span><text:span text:style-name="Teletype"> ] ] </text:span></text:p>
      <text:p text:style-name="P9">Эта команда извлекает из базы данных определение заданной функции, в форме <text:span text:style-name="Teletype">CREATE OR REPLACE FUNCTION</text:span>, и отправляет его на редактирование. Редактирование осуществляется таким же образом, как и для <text:span text:style-name="Teletype">\edit</text:span>. После выхода из редактора, измененная команда будет находиться в буфере запроса. Введите точку с запятой или <text:span text:style-name="Teletype">\g</text:span> для выполнения или <text:span text:style-name="Teletype">\r</text:span> для отмены. </text:p>
      <text:p text:style-name="P9">Для функции может быть задано только имя или имя и аргументы, например <text:span text:style-name="Teletype">foo(integer, text)</text:span>. Типы аргументов необходимы, если существует более чем одна функция с тем же именем. </text:p>
      <text:p text:style-name="P9">Если функция не задана, для редактирования открывается пустой шаблон команды <text:span text:style-name="Teletype">CREATE FUNCTION</text:span>. </text:p>
      <text:p text:style-name="P9">Если указан номер строки, psql будет позиционировать курсор на указанную строку тела функции. (Обратите внимание, что тело функции обычно не начинается на первой строке файла). </text:p>
      <text:p text:style-name="P14"><text:span text:style-name="T2">Tip: </text:span>См. ниже в разделе <text:a xlink:type="simple" xlink:href="../../../../SRC/postgresql-9.4.1/doc/src/sgml/html/app-psql.html#APP-PSQL-ENVIRONMENT"><text:span text:style-name="T1">Переменные окружения</text:span></text:a> о том, как настроить редактор. </text:p>
      <text:p text:style-name="P3"><text:span text:style-name="Teletype">\encoding [ </text:span><text:span text:style-name="Teletype"><text:span text:style-name="T1">encoding</text:span></text:span><text:span text:style-name="Teletype"> ]</text:span></text:p>
      <text:p text:style-name="P9">Устанавливает кодировку набора символов на клиенте. Без аргумента, команда показывает текущую кодировку. </text:p>
      <text:p text:style-name="P3"><text:soft-page-break/><text:span text:style-name="Teletype">\f [ </text:span><text:span text:style-name="Teletype"><text:span text:style-name="T1">string</text:span></text:span><text:span text:style-name="Teletype"> ]</text:span></text:p>
      <text:p text:style-name="P9">Устанавливает разделитель полей для невыровненного режима вывода запросов. По умолчанию используется вертикальная черта (<text:span text:style-name="Teletype">|</text:span>). См. также <text:span text:style-name="Teletype">\pset</text:span> для универсального способа настройки параметров вывода. </text:p>
      <text:p text:style-name="P3"><text:span text:style-name="Teletype">\g [ </text:span><text:span text:style-name="Teletype"><text:span text:style-name="T1">filename</text:span></text:span><text:span text:style-name="Teletype"> ]</text:span><text:line-break/><text:span text:style-name="Teletype">\g [ |</text:span><text:span text:style-name="Teletype"><text:span text:style-name="T1">command</text:span></text:span><text:span text:style-name="Teletype"> ]</text:span></text:p>
      <text:p text:style-name="P9">Отправляет текущий буфер запроса на сервер для выполнения, опционально сохраняет результат запроса в файле <text:span text:style-name="Teletype"><text:span text:style-name="T1">filename</text:span></text:span> или перенаправляет вывод в команду оболочки ОС <text:span text:style-name="Teletype"><text:span text:style-name="T1">command</text:span></text:span>. Вывод направляется в файл или команду, только если запрос успешно вернул 0 или более строк. Этого не происходит, если запрос завершился неудачно или выполнялась команда не возвращающая данные. <text:span text:style-name="Teletype">\g</text:span> без аргументов, по сути, эквивалентен точке с запятой. <text:span text:style-name="Teletype">\g</text:span> с аргументом является разовой альтернативой команде <text:span text:style-name="Teletype">\o</text:span>. </text:p>
      <text:p text:style-name="P3"><text:span text:style-name="Teletype">\gset [ </text:span><text:span text:style-name="Teletype"><text:span text:style-name="T1">prefix</text:span></text:span><text:span text:style-name="Teletype"> ]</text:span></text:p>
      <text:p text:style-name="P9">Отправляет текущий буфер запроса на сервер для выполнения и сохраняет результат запроса в переменных psql (см. <text:a xlink:type="simple" xlink:href="../../../../SRC/postgresql-9.4.1/doc/src/sgml/html/app-psql.html#APP-PSQL-VARIABLES"><text:span text:style-name="T1">Переменные</text:span></text:a>). Выполняемый запрос должен возвращать ровно одну строку. Каждый столбец строки результата сохраняется в отдельной переменной, которая называется также как и столбец. Например: </text:p>
      <text:p text:style-name="P11">=&gt; <text:span text:style-name="User_20_Entry">SELECT 'hello' AS var1, 10 AS var2</text:span></text:p>
      <text:p text:style-name="P11">-&gt; <text:span text:style-name="User_20_Entry">\gset</text:span></text:p>
      <text:p text:style-name="P11">=&gt; <text:span text:style-name="User_20_Entry">\echo :var1 :var2</text:span></text:p>
      <text:p text:style-name="P12">hello 10</text:p>
      <text:p text:style-name="P9">Если указан <text:span text:style-name="Teletype"><text:span text:style-name="T1">prefix</text:span></text:span>, то он добавляется вначале к именам переменных: </text:p>
      <text:p text:style-name="P11">=&gt; <text:span text:style-name="User_20_Entry">SELECT 'hello' AS var1, 10 AS var2</text:span></text:p>
      <text:p text:style-name="P11">-&gt; <text:span text:style-name="User_20_Entry">\gset result_</text:span></text:p>
      <text:p text:style-name="P11">=&gt; <text:span text:style-name="User_20_Entry">\echo :result_var1 :result_var2</text:span></text:p>
      <text:p text:style-name="P12">hello 10</text:p>
      <text:p text:style-name="P9">Если значение столбца NULL, то вместо присвоения значения соответствующая переменная удаляется. </text:p>
      <text:p text:style-name="P9">Если запрос завершается ошибкой или не возвращает одну строку, то никакие переменные не меняются. </text:p>
      <text:p text:style-name="P3"><text:span text:style-name="Teletype">\h</text:span> или <text:span text:style-name="Teletype">\help</text:span> <text:span text:style-name="Teletype">[ </text:span><text:span text:style-name="Teletype"><text:span text:style-name="T1">command</text:span></text:span><text:span text:style-name="Teletype"> ]</text:span></text:p>
      <text:p text:style-name="P9">Выводит подсказку по синтаксису указанной команды <text:span text:style-name="acronym">SQL</text:span>. Если <text:span text:style-name="Teletype"><text:span text:style-name="T1">command</text:span></text:span> не указана, то psql выводит список всех команд, для которых доступна справка. Если в качестве command указана звёздочка (<text:span text:style-name="Teletype">*</text:span>), то выводится справка по всем командам <text:span text:style-name="acronym">SQL</text:span>. </text:p>
      <text:p text:style-name="P14"><text:span text:style-name="T2">Note: </text:span>Для упрощения ввода, команды, состоящие из нескольких слов, можно не заключать в кавычки. Таким образом, можно просто писать <text:span text:style-name="User_20_Entry">\help alter table</text:span>. </text:p>
      <text:p text:style-name="P3"><text:soft-page-break/><text:span text:style-name="Teletype">\H</text:span> или <text:span text:style-name="Teletype">\html</text:span></text:p>
      <text:p text:style-name="P9">Включает вывод запросов в формате <text:span text:style-name="acronym">HTML</text:span>. Если формат <text:span text:style-name="acronym">HTML</text:span> уже включён, происходит переключение обратно на выровненный формат. Эта команда используется для совместимости и удобства, смотри <text:span text:style-name="Teletype">\pset</text:span> о том, как устанавливать другие параметры вывода. </text:p>
      <text:p text:style-name="P3"><text:span text:style-name="Teletype">\i</text:span> или <text:span text:style-name="Teletype">\include</text:span> <text:span text:style-name="Teletype"><text:span text:style-name="T1">filename</text:span></text:span></text:p>
      <text:p text:style-name="P9">Читает ввод из файла <text:span text:style-name="Teletype"><text:span text:style-name="T1">filename</text:span></text:span> и выполняет его, как будто он был набран на клавиатуре. </text:p>
      <text:p text:style-name="P14"><text:span text:style-name="T2">Note: </text:span>Если вы хотите видеть строки файла на экране, по мере их чтения, необходимо установить переменную <text:span text:style-name="Teletype">ECHO</text:span> в значение <text:span text:style-name="Teletype">all</text:span>. </text:p>
      <text:p text:style-name="P3"><text:span text:style-name="Teletype">\ir</text:span> или <text:span text:style-name="Teletype">\include_relative</text:span> <text:span text:style-name="Teletype"><text:span text:style-name="T1">filename</text:span></text:span></text:p>
      <text:p text:style-name="P9">Команда <text:span text:style-name="Teletype">\ir</text:span> похож на <text:span text:style-name="Teletype">\i</text:span>, но по-разному интерпретирует относительные имена файлов. При выполнении в интерактивном режиме, две команды ведут себя одинаково. Однако при вызове из скрипта, <text:span text:style-name="Teletype">\ir</text:span> интерпретирует имена файлов относительно каталога, в котором расположен скрипт, а не текущего рабочего каталога. </text:p>
      <text:p text:style-name="P3"><text:span text:style-name="Teletype">\l[+]</text:span> или <text:span text:style-name="Teletype">\list[+] [ </text:span><text:a xlink:type="simple" xlink:href="../../../../SRC/postgresql-9.4.1/doc/src/sgml/html/app-psql.html#APP-PSQL-PATTERNS"><text:span text:style-name="Teletype"><text:span text:style-name="T1">pattern</text:span></text:span></text:a><text:span text:style-name="Teletype"> ]</text:span></text:p>
      <text:p text:style-name="P9">Выводит список баз данных на сервере и показывает их имена, владельцев, кодировку набора символов и права доступа. Если указан <text:span text:style-name="Teletype"><text:span text:style-name="T1">pattern</text:span></text:span>, отображаются только базы данных, имена которых соответствуют шаблону. При добавлении <text:span text:style-name="Teletype">+</text:span> к имени команды, также отображаются: размер базы данных, табличное пространство по умолчанию и описание. (Информация о размере доступна только для баз данных, к которым текущий пользователь может подключиться.) </text:p>
      <text:p text:style-name="P3"><text:span text:style-name="Teletype">\lo_export </text:span><text:span text:style-name="Teletype"><text:span text:style-name="T1">loid</text:span></text:span><text:span text:style-name="Teletype"> </text:span><text:span text:style-name="Teletype"><text:span text:style-name="T1">filename</text:span></text:span></text:p>
      <text:p text:style-name="P9">Читает большой объект с <text:span text:style-name="acronym">OID</text:span> <text:span text:style-name="Teletype"><text:span text:style-name="T1">loid</text:span></text:span> из базы данных и записывает его в файл <text:span text:style-name="Teletype"><text:span text:style-name="T1">filename</text:span></text:span>. Обратите внимание, что это немного отличается от функции сервера <text:span text:style-name="Source_20_Text">lo_export</text:span>, которая действует с правами пользователя, от имени которого работает сервер базы данных, и на файловой системе сервера. </text:p>
      <text:p text:style-name="P14"><text:span text:style-name="T2">Tip: </text:span>Используйте <text:span text:style-name="Teletype">\lo_list</text:span> для получения <text:span text:style-name="acronym">OID</text:span> больших объектов. </text:p>
      <text:p text:style-name="P3"><text:span text:style-name="Teletype">\lo_import </text:span><text:span text:style-name="Teletype"><text:span text:style-name="T1">filename</text:span></text:span><text:span text:style-name="Teletype"> [ </text:span><text:span text:style-name="Teletype"><text:span text:style-name="T1">comment</text:span></text:span><text:span text:style-name="Teletype"> ]</text:span></text:p>
      <text:p text:style-name="P9">Сохраняет файл в большом объекте PostgreSQL. Опционально, указанный комментарий связывается с объектом. Пример: </text:p>
      <text:p text:style-name="P11">foo=&gt; <text:span text:style-name="User_20_Entry">\lo_import '/home/peter/pictures/photo.xcf' 'a picture of me'</text:span></text:p>
      <text:p text:style-name="P12">lo_import 152801</text:p>
      <text:p text:style-name="P9">Ответ указывает на то, что большой объект получил OID 152801, который может быть <text:soft-page-break/>использован для доступа к вновь созданному объекту в будущем. Для удобства чтения, рекомендуется всегда связывать объекты с понятными комментариями. OID и комментарии можно посмотреть с помощью команды <text:span text:style-name="Teletype">\lo_list</text:span>. </text:p>
      <text:p text:style-name="P9">Обратите внимание, что это немного отличается от функции сервера <text:span text:style-name="Source_20_Text">lo_import</text:span>, т.к. действует от имени локального пользователя на локальной файловой системе, а не пользователя сервера на файловой системе сервера. </text:p>
      <text:p text:style-name="P3"><text:span text:style-name="Teletype">\lo_list</text:span></text:p>
      <text:p text:style-name="P9">Показывает список всех больших объектов PostgreSQL, хранящихся в базе данных, вместе с предоставленными комментариями. </text:p>
      <text:p text:style-name="P3"><text:span text:style-name="Teletype">\lo_unlink </text:span><text:span text:style-name="Teletype"><text:span text:style-name="T1">loid</text:span></text:span></text:p>
      <text:p text:style-name="P9">Удаляет большой объект с <text:span text:style-name="acronym">OID</text:span> <text:span text:style-name="Teletype"><text:span text:style-name="T1">loid</text:span></text:span> из базы данных. </text:p>
      <text:p text:style-name="P14"><text:span text:style-name="T2">Tip: </text:span>Используйте <text:span text:style-name="Teletype">\lo_list</text:span> для получения <text:span text:style-name="acronym">OID</text:span> больших объектов. </text:p>
      <text:p text:style-name="P3"><text:span text:style-name="Teletype">\o</text:span> или <text:span text:style-name="Teletype">\out [ </text:span><text:span text:style-name="Teletype"><text:span text:style-name="T1">filename</text:span></text:span><text:span text:style-name="Teletype"> ]</text:span><text:line-break/><text:span text:style-name="Teletype">\o</text:span> или <text:span text:style-name="Teletype">\out [ |</text:span><text:span text:style-name="Teletype"><text:span text:style-name="T1">command</text:span></text:span><text:span text:style-name="Teletype"> ]</text:span></text:p>
      <text:p text:style-name="P9">Результаты запросов будут сохраняться в <text:span text:style-name="Teletype"><text:span text:style-name="T1">filename</text:span></text:span> или перенаправляться в команду оболочки ОС <text:span text:style-name="Teletype"><text:span text:style-name="T1">command</text:span></text:span>, Если аргумент не указан, вывод запросов переключается на стандартный вывод. </text:p>
      <text:p text:style-name="P9">"Результаты запросов" включают в себя все таблицы, ответы команд, уведомления, полученные от сервера базы данных, а также вывод от мета-команд, запрашивающих базу данных (таких как <text:span text:style-name="Teletype">\d</text:span>), но не сообщения об ошибках. </text:p>
      <text:p text:style-name="P14"><text:span text:style-name="T2">Tip: </text:span>Чтобы вставить текст между результатами запросов, используйте <text:span text:style-name="Teletype">\qecho</text:span>. </text:p>
      <text:p text:style-name="P3"><text:span text:style-name="Teletype">\p</text:span> или <text:span text:style-name="Teletype">\print</text:span></text:p>
      <text:p text:style-name="P9">Печатает содержимое буфера запросов на стандартный вывод. </text:p>
      <text:p text:style-name="P3"><text:span text:style-name="Teletype">\password [ </text:span><text:span text:style-name="Teletype"><text:span text:style-name="T1">username</text:span></text:span><text:span text:style-name="Teletype"> ]</text:span></text:p>
      <text:p text:style-name="P9">Изменяет пароль указанного пользователя (по умолчанию, текущего пользователя). Эта команда запрашивает новый пароль, шифрует и отправляет его на сервер в виде команды <text:span text:style-name="Teletype">ALTER ROLE</text:span>. Это гарантирует, что новый пароль не отображается в открытом виде в истории команд, журнале сервера или в другом месте. </text:p>
      <text:p text:style-name="P3"><text:span text:style-name="Teletype">\prompt [ </text:span><text:span text:style-name="Teletype"><text:span text:style-name="T1">text</text:span></text:span><text:span text:style-name="Teletype"> ] </text:span><text:span text:style-name="Teletype"><text:span text:style-name="T1">name</text:span></text:span></text:p>
      <text:p text:style-name="P9">Предлагает пользователю ввести значение, которое будет присвоено переменной <text:span text:style-name="Teletype"><text:span text:style-name="T1">name</text:span></text:span>. Опционально можно указать подсказку <text:span text:style-name="Teletype"><text:span text:style-name="T1">text</text:span></text:span>. (Если подсказка состоит из нескольких слов, то её текст нужно взять в одинарные кавычки). </text:p>
      <text:p text:style-name="P9"><text:soft-page-break/>По умолчанию, <text:span text:style-name="Teletype">\prompt</text:span> использует терминал для ввода и вывода. Однако, если используется опция командной строки <text:span text:style-name="Teletype">-f</text:span>, <text:span text:style-name="Teletype">\prompt</text:span> использует стандартный ввод и стандартный вывод. </text:p>
      <text:p text:style-name="P3"><text:span text:style-name="Teletype">\pset [ </text:span><text:span text:style-name="Teletype"><text:span text:style-name="T1">option</text:span></text:span><text:span text:style-name="Teletype"> [ </text:span><text:span text:style-name="Teletype"><text:span text:style-name="T1">value</text:span></text:span><text:span text:style-name="Teletype"> ] ]</text:span></text:p>
      <text:p text:style-name="P9">Эта команда устанавливает параметры, влияющие на вывод результатов запросов. <text:span text:style-name="Teletype"><text:span text:style-name="T1">option</text:span></text:span> указывает, какой параметр необходимо установить. Семантика <text:span text:style-name="Teletype"><text:span text:style-name="T1">value</text:span></text:span> меняется в зависимости от выбранного параметра. Для некоторых параметров, отсутствие <text:span text:style-name="Teletype"><text:span text:style-name="T1">value</text:span></text:span> означает переключение значения, либо сброс значения, как описано ниже в разделе конкретного параметра. Если такое поведение не упоминается, то пропуск <text:span text:style-name="Teletype"><text:span text:style-name="T1">value</text:span></text:span> приводит к отображению текущего значения параметра. </text:p>
      <text:p text:style-name="P9"><text:span text:style-name="Teletype">\pset</text:span> без аргументов выводит текущий статус всех параметров команды. </text:p>
      <text:p text:style-name="P9">Имеются следующие параметры: </text:p>
      <text:p text:style-name="P4"><text:span text:style-name="Teletype">border</text:span></text:p>
      <text:p text:style-name="P10"><text:span text:style-name="Teletype"><text:span text:style-name="T1">value</text:span></text:span> должно быть числом. В целом, чем выше число, тем больше границ и линий будут иметь таблицы, но это зависит от конкретного формата. В формате <text:span text:style-name="acronym">HTML</text:span> это напрямую преобразуется в атрибут <text:span text:style-name="Teletype">border=...</text:span>. В других форматах имеют смысл только следующие значения: 0 (границ нет), 1 (разделительные линии внутри таблицы) и 2 (рамка вокруг таблицы). Форматы <text:span text:style-name="Teletype">latex</text:span> и <text:span text:style-name="Teletype">latex-longtable</text:span> также поддерживают значение 3, которое добавляет разделительные линии между строками. </text:p>
      <text:p text:style-name="P4"><text:span text:style-name="Teletype">columns</text:span></text:p>
      <text:p text:style-name="P10">Устанавливает максимальную ширину для формата <text:span text:style-name="Teletype">wrapped</text:span>, а также ограничение по ширине свыше которого, будет требоваться пейджер для просмотра или переключение в вертикальное отображение при режиме <text:span text:style-name="Teletype">expanded auto</text:span>. При значении 0 (по умолчанию) максимальная ширина управляется переменной среды <text:span text:style-name="Teletype">COLUMNS</text:span> или шириной экрана, если <text:span text:style-name="Teletype">COLUMNS</text:span> не установлена. Кроме того, если <text:span text:style-name="Teletype">columns</text:span> равно нулю, то формат wrapped влияет только на вывод на экран. Если <text:span text:style-name="Teletype">columns</text:span> не равно 0, то это также влияет на вывод в файл или в другую команду через канал. </text:p>
      <text:p text:style-name="P4"><text:span text:style-name="Teletype">expanded</text:span> (или <text:span text:style-name="Teletype">x</text:span>)</text:p>
      <text:p text:style-name="P10">Для <text:span text:style-name="Teletype"><text:span text:style-name="T1">value</text:span></text:span> возможны следующие значения: <text:span text:style-name="Teletype">on</text:span> или <text:span text:style-name="Teletype">off</text:span>, которые включают или отключают развернутый режим, или значение <text:span text:style-name="Teletype">auto</text:span>. Если <text:span text:style-name="Teletype"><text:span text:style-name="T1">value</text:span></text:span> не указано, то команда переключает текущее значение в <text:span text:style-name="Teletype">on</text:span> или <text:span text:style-name="Teletype">off</text:span>. Если включен развернутый режим, результаты запроса отображаются в две колонки: имя столбца в левой колонке, данные в правой. Этот режим полезен, если данные не помещаются на экране в обычном "горизонтальном" режиме. При выборе <text:span text:style-name="Teletype">auto</text:span>, расширенный режим используется всякий раз, когда результат запроса шире, чем экран, в противном случае используется обычный режим. <text:span text:style-name="Teletype">auto</text:span> действует только в <text:soft-page-break/>форматах <text:span text:style-name="Teletype">aligned</text:span> и <text:span text:style-name="Teletype">wrapped</text:span>. В других форматах, поведение такое, как если расширенный режим отключен. </text:p>
      <text:p text:style-name="P4"><text:span text:style-name="Teletype">fieldsep</text:span></text:p>
      <text:p text:style-name="P10">Устанавливает разделитель полей для невыровненного режима вывода запросов. Таким образом, можно формировать вывод, в котором значения будут разделены табуляцией или запятыми. Это может быть предпочтительным для использования в других программах. Для установки символа табуляции в качестве разделителя полей, введите <text:span text:style-name="Teletype">\pset fieldsep '\t'</text:span>. По умолчанию используется вертикальная черта (<text:span text:style-name="Teletype">'|'</text:span>). </text:p>
      <text:p text:style-name="P4"><text:span text:style-name="Teletype">fieldsep_zero</text:span></text:p>
      <text:p text:style-name="P10">Устанавливает разделитель полей для невыровненного режима вывода в нулевой байт. </text:p>
      <text:p text:style-name="P4"><text:span text:style-name="Teletype">footer</text:span></text:p>
      <text:p text:style-name="P10">Для <text:span text:style-name="Teletype"><text:span text:style-name="T1">value</text:span></text:span> возможны два значения: <text:span text:style-name="Teletype">on</text:span> или <text:span text:style-name="Teletype">off</text:span>, которые включают или отключают вывод результирующей строки с количеством выбранных записей <text:span text:style-name="Teletype">(</text:span><text:span text:style-name="Teletype"><text:span text:style-name="T1">n</text:span></text:span><text:span text:style-name="Teletype"> строк)</text:span>. Если <text:span text:style-name="Teletype"><text:span text:style-name="T1">value</text:span></text:span> не указано, то команда переключает текущее значение в <text:span text:style-name="Teletype">on</text:span> или <text:span text:style-name="Teletype">off</text:span>. </text:p>
      <text:p text:style-name="P4"><text:span text:style-name="Teletype">format</text:span></text:p>
      <text:p text:style-name="P10">Устанавливает формат вывода в один из следующих: <text:span text:style-name="Teletype">unaligned</text:span>, <text:span text:style-name="Teletype">aligned</text:span>, <text:span text:style-name="Teletype">wrapped</text:span>, <text:span text:style-name="Teletype">html</text:span>, <text:span text:style-name="Teletype">latex</text:span> (использует <text:span text:style-name="Teletype">tabular</text:span>), <text:span text:style-name="Teletype">latex-longtable</text:span> или <text:span text:style-name="Teletype">troff-ms</text:span>. Допускается сокращение слова до уникального значения. (Это значит, что одной буквы будет достаточно.) </text:p>
      <text:p text:style-name="P10">В <text:span text:style-name="Teletype">unaligned</text:span> формате все столбцы размещаются на одной строке и отделяются друг от друга разделителем полей. Это полезно для создания вывода, который будет читаться другими программами (например, формат с выводом значений разделенных запятыми или табуляцией). </text:p>
      <text:p text:style-name="P10">Формат <text:span text:style-name="Teletype">aligned</text:span> это стандартный, удобочитаемый, хорошо отформатированный текстовый вывод. Используется по умолчанию. </text:p>
      <text:p text:style-name="P10">Формат <text:span text:style-name="Teletype">wrapped</text:span> похож на <text:span text:style-name="Teletype">aligned</text:span>, но переносит длинные значения столбцов на новые строки, чтобы общий вывод поместился в заданную ширину. Задание ширины вывода описано в параметре <text:span text:style-name="Teletype">columns</text:span>. Обратите внимание, что psql не будет пытаться переносить на новые строки заголовки столбцов. Поэтому формат <text:span text:style-name="Teletype">wrapped</text:span> работает так же, как <text:span text:style-name="Teletype">aligned</text:span> если общая ширина, требуемая для всех заголовков столбцов, превышает установленную максимальную ширину. </text:p>
      <text:p text:style-name="P10">Форматы <text:span text:style-name="Teletype">html</text:span>, <text:span text:style-name="Teletype">latex</text:span>, <text:span text:style-name="Teletype">latex-longtable</text:span> и <text:span text:style-name="Teletype">troff-ms</text:span> выводят таблицы, которые предназначены для включения в документы с помощью соответствующего языка разметки. Они не являются полноценными документами! <text:soft-page-break/>Возможно это не обязательно в <text:span text:style-name="acronym">HTML</text:span>, но в LaTeX необходимо иметь полный упаковщик документа. <text:span text:style-name="Teletype">latex-longtable</text:span> также требует установленных LaTeX пакетов <text:span text:style-name="Teletype">longtable</text:span> и <text:span text:style-name="Teletype">booktabs</text:span>. </text:p>
      <text:p text:style-name="P4"><text:span text:style-name="Teletype">linestyle</text:span></text:p>
      <text:p text:style-name="P10">Задает стиль отрисовки линий границы в одно из значений: <text:span text:style-name="Teletype">ascii</text:span>, <text:span text:style-name="Teletype">old-ascii</text:span> или <text:span text:style-name="Teletype">unicode</text:span>. Допускается сокращение слова до уникального значения. (Это значит, что одной буквы будет достаточно.) Значение по умолчанию: <text:span text:style-name="Teletype">ascii</text:span>. Этот параметр действует только в форматах <text:span text:style-name="Teletype">aligned</text:span> и <text:span text:style-name="Teletype">wrapped</text:span>. </text:p>
      <text:p text:style-name="P10">Стиль <text:span text:style-name="Teletype">ascii</text:span> использует обычные символы <text:span text:style-name="acronym">ASCII</text:span>. Символы новой строки в данных показываются с использованием символа <text:span text:style-name="Teletype">+</text:span> в правом поле. Когда при формате <text:span text:style-name="Teletype">wrapped</text:span> происходит перенос данных на новую строку (без символа новой строки), ставится точка (<text:span text:style-name="Teletype">.</text:span>) в правом поле первой строки и точка в левом поле следующей строки. </text:p>
      <text:p text:style-name="P10">Стиль <text:span text:style-name="Teletype">old-ascii</text:span> использует обычные символы <text:span text:style-name="acronym">ASCII</text:span>, в стиле PostgreSQL 8.4 и раньше. Символы новой строки в данных отображаются используя символ <text:span text:style-name="Teletype">:</text:span> вместо левого разделителя полей. Когда происходит перенос данных на новую строку без символа новой строки, символ <text:span text:style-name="Teletype">;</text:span> используется вместо левого разделителя полей. </text:p>
      <text:p text:style-name="P10">Стиль <text:span text:style-name="Teletype">unicode</text:span> использует символы Юникод для рисования линий. Символы новой строки в данных показываются с использованием символа возврата каретки в правом поле. Когда при формате <text:span text:style-name="Teletype">wrapped</text:span> происходит перенос данных на новую строку (без символа новой строки), ставится символ многоточия в правом поле первой строки и в левом поле следующей строки. </text:p>
      <text:p text:style-name="P10">Когда <text:span text:style-name="Teletype">border</text:span> больше нуля, то параметр также определяет символы, которыми будут рисоваться границы. Обычные символы <text:span text:style-name="acronym">ASCII</text:span> будут работать везде, но символы в Юникоде выглядят лучше на дисплеях, распознающих их. </text:p>
      <text:p text:style-name="P4"><text:span text:style-name="Teletype">null</text:span></text:p>
      <text:p text:style-name="P10">Устанавливает строку, которая будет напечатана вместо значения null. По умолчанию не печатается ничего, что можно ошибочно принять за пустую строку. Например, можно было бы предпочесть <text:span text:style-name="Teletype">\pset null '(null)'</text:span>. </text:p>
      <text:p text:style-name="P4"><text:span text:style-name="Teletype">numericlocale</text:span></text:p>
      <text:p text:style-name="P10">Для <text:span text:style-name="Teletype"><text:span text:style-name="T1">value</text:span></text:span> возможны два значения: <text:span text:style-name="Teletype">on</text:span> или <text:span text:style-name="Teletype">off</text:span>, которые включают или отключают вывод чисел в локализованном формате. Если <text:span text:style-name="Teletype"><text:span text:style-name="T1">value</text:span></text:span> не указано, то команда переключает вывод чисел с локализованного на обычный и обратно. </text:p>
      <text:p text:style-name="P4"><text:span text:style-name="Teletype">pager</text:span></text:p>
      <text:p text:style-name="P10">Контролирует использование пейджера для просмотра результатов запросов и справочной информации psql. Если переменная среды <text:span text:style-name="Teletype">PAGER</text:span> установлена, то <text:soft-page-break/>данные передаются в указанную программу. В противном случае используется платформозависимая программа по умолчанию (например, <text:span text:style-name="Teletype">more</text:span>). </text:p>
      <text:p text:style-name="P10">Если <text:span text:style-name="Teletype">pager</text:span> имеет значение <text:span text:style-name="Teletype">off</text:span>, программа пейджер не используется. Если <text:span text:style-name="Teletype">pager</text:span> имеет значение <text:span text:style-name="Teletype">on</text:span>, программа пейджер используется при необходимости, т.е. когда вывод на терминал не помещается на экране. Параметр pager также может быть установлен в значение <text:span text:style-name="Teletype">always</text:span>, при этом программа пейджер будет использоваться всегда, независимо от того, помещается вывод на терминал на экран или нет. <text:span text:style-name="Teletype">\pset pager</text:span> без указания <text:span text:style-name="Teletype"><text:span text:style-name="T1">value</text:span></text:span> переключает значения <text:span text:style-name="Teletype">on</text:span> и <text:span text:style-name="Teletype">off</text:span>. </text:p>
      <text:p text:style-name="P4"><text:span text:style-name="Teletype">recordsep</text:span></text:p>
      <text:p text:style-name="P10">Устанавливает разделитель записей (строк) для невыровненного режима вывода. По умолчанию используется символ новой строки. </text:p>
      <text:p text:style-name="P4"><text:span text:style-name="Teletype">recordsep_zero</text:span></text:p>
      <text:p text:style-name="P10">Устанавливает разделитель записей для невыровненного режима вывода в нулевой байт. </text:p>
      <text:p text:style-name="P4"><text:span text:style-name="Teletype">tableattr</text:span> (или <text:span text:style-name="Teletype">T</text:span>)</text:p>
      <text:p text:style-name="P10">Устанавливает атрибуты, которые будут помещены в тег <text:span text:style-name="Source_20_Text">table</text:span>, при формате вывода <text:span text:style-name="acronym">HTML</text:span>. Например, это может быть <text:span text:style-name="Teletype">cellpadding</text:span> или <text:span text:style-name="Teletype">border</text:span>. Заметьте, что, вероятно, не нужно здесь задавать <text:span text:style-name="Teletype">border</text:span>, т.к. для этого уже есть <text:span text:style-name="Teletype">\pset border</text:span>. Если <text:span text:style-name="Teletype"><text:span text:style-name="T1">value</text:span></text:span> не задано, атрибуты таблицы удаляются. </text:p>
      <text:p text:style-name="P10">В формате <text:span text:style-name="Teletype">latex-longtable</text:span>, этот параметр контролирует пропорциональную ширину каждого столбца, данные которого выравнены по левому краю. Он указывается как список разделенных пробелами значений, например <text:span text:style-name="Teletype">'0.2 0.2 0.6'</text:span>. Для неуказанных столбцов используется последнее из заданных значений. </text:p>
      <text:p text:style-name="P4"><text:span text:style-name="Teletype">title</text:span></text:p>
      <text:p text:style-name="P10">Устанавливает заголовок таблицы для любых впоследствии выводимых таблиц. Это можно использовать для задания описательных тегов при формировании вывода. Если <text:span text:style-name="Teletype"><text:span text:style-name="T1">value</text:span></text:span> не задано, заголовок таблицы удаляется. </text:p>
      <text:p text:style-name="P4"><text:span text:style-name="Teletype">tuples_only</text:span> (или <text:span text:style-name="Teletype">t</text:span>)</text:p>
      <text:p text:style-name="P10">Для <text:span text:style-name="Teletype"><text:span text:style-name="T1">value</text:span></text:span> возможны два значения: <text:span text:style-name="Teletype">on</text:span> или <text:span text:style-name="Teletype">off</text:span>, которые включают или отключают режим вывода только кортежей. Если <text:span text:style-name="Teletype"><text:span text:style-name="T1">value</text:span></text:span> не указано, то команда переключает с режима вывода только кортежей на обычный режим и обратно. Обычный вывод включает в себя дополнительную информацию, такую как заголовки столбцов и различные колонтитулы. В режиме вывода только кортежей отображаются только фактические табличные данные. </text:p>
      <text:p text:style-name="P9">Иллюстрацию того, как могут выглядеть различные форматы можно посмотреть в <text:soft-page-break/>разделе <text:a xlink:type="simple" xlink:href="../../../../SRC/postgresql-9.4.1/doc/src/sgml/html/app-psql.html#APP-PSQL-EXAMPLES"><text:span text:style-name="T1">Примеры</text:span></text:a>. </text:p>
      <text:p text:style-name="P14"><text:span text:style-name="T2">Tip: </text:span>Для некоторых параметров <text:span text:style-name="Teletype">\pset</text:span> есть короткие команды. См. <text:span text:style-name="Teletype">\a</text:span>, <text:span text:style-name="Teletype">\C</text:span>, <text:span text:style-name="Teletype">\H</text:span>, <text:span text:style-name="Teletype">\t</text:span>, <text:span text:style-name="Teletype">\T</text:span> и <text:span text:style-name="Teletype">\x</text:span>. </text:p>
      <text:p text:style-name="P3"><text:span text:style-name="Teletype">\q</text:span> или <text:span text:style-name="Teletype">\quit</text:span></text:p>
      <text:p text:style-name="P9">Выход из psql. При использовании в скрипте, прекращается только выполнение этого скрипта. </text:p>
      <text:p text:style-name="P3"><text:span text:style-name="Teletype">\qecho </text:span><text:span text:style-name="Teletype"><text:span text:style-name="T1">text</text:span></text:span><text:span text:style-name="Teletype"> [ ... ] </text:span></text:p>
      <text:p text:style-name="P9">Эта команда идентична <text:span text:style-name="Teletype">\echo</text:span> за исключением того, что вывод будет записываться в канал вывода запросов, установленный <text:span text:style-name="Teletype">\o</text:span>. </text:p>
      <text:p text:style-name="P3"><text:span text:style-name="Teletype">\r</text:span> или <text:span text:style-name="Teletype">\reset</text:span></text:p>
      <text:p text:style-name="P9">Сбрасывает (очищает) буфер запроса. </text:p>
      <text:p text:style-name="P3"><text:span text:style-name="Teletype">\s [ </text:span><text:span text:style-name="Teletype"><text:span text:style-name="T1">filename</text:span></text:span><text:span text:style-name="Teletype"> ]</text:span></text:p>
      <text:p text:style-name="P9">Записывает историю команд psql в файл <text:span text:style-name="Teletype"><text:span text:style-name="T1">filename</text:span></text:span>. Если <text:span text:style-name="Teletype"><text:span text:style-name="T1">filename</text:span></text:span> не указан, то история команд выводится на стандартный вывод (с использованием пейджера, где уместно). Эта опция недоступна, если psql был собран без поддержки Readline. </text:p>
      <text:p text:style-name="P3"><text:span text:style-name="Teletype">\set [ </text:span><text:span text:style-name="Teletype"><text:span text:style-name="T1">name</text:span></text:span><text:span text:style-name="Teletype"> [ </text:span><text:span text:style-name="Teletype"><text:span text:style-name="T1">value</text:span></text:span><text:span text:style-name="Teletype"> [ ... ] ] ]</text:span></text:p>
      <text:p text:style-name="P9">Задаёт psql переменной <text:span text:style-name="Teletype"><text:span text:style-name="T1">name</text:span></text:span> значение <text:span text:style-name="Teletype"><text:span text:style-name="T1">value</text:span></text:span> или, если задано более одного значения, их конкатенацию. Если задан только один аргумент, то переменной с этим именем присваивается пустое значение. Для удаления переменной, используйте команду <text:span text:style-name="Teletype">\unset</text:span>. </text:p>
      <text:p text:style-name="P9"><text:span text:style-name="Teletype">\set</text:span> без аргументов выводит имена и значения всех psql переменных, установленных в настоящее время. </text:p>
      <text:p text:style-name="P9">Имена переменных могут содержать буквы, цифры и знаки подчеркивания. См. <text:a xlink:type="simple" xlink:href="../../../../SRC/postgresql-9.4.1/doc/src/sgml/html/app-psql.html#APP-PSQL-VARIABLES"><text:span text:style-name="T1">Переменные</text:span></text:a> ниже для деталей. Имена переменных чувствительны к регистру. </text:p>
      <text:p text:style-name="P9">Хотя вы можете задать любой переменной любое значение, psql рассматривает несколько переменных особым образом. Они документированы в разделе о переменных. </text:p>
      <text:p text:style-name="P14"><text:span text:style-name="T2">Note: </text:span>Эта команда не имеет отношения к <text:span text:style-name="acronym">SQL</text:span> команде <text:a xlink:type="simple" xlink:href="../../../../SRC/postgresql-9.4.1/doc/src/sgml/html/sql-set.html">SET</text:a>. </text:p>
      <text:p text:style-name="P3"><text:span text:style-name="Teletype">\setenv </text:span><text:span text:style-name="Teletype"><text:span text:style-name="T1">name</text:span></text:span><text:span text:style-name="Teletype"> [ </text:span><text:span text:style-name="Teletype"><text:span text:style-name="T1">value</text:span></text:span><text:span text:style-name="Teletype"> ]</text:span></text:p>
      <text:p text:style-name="P9">Задает переменной среды <text:span text:style-name="Teletype"><text:span text:style-name="T1">name</text:span></text:span> значение <text:span text:style-name="Teletype"><text:span text:style-name="T1">value</text:span></text:span>, или, если <text:span text:style-name="Teletype"><text:span text:style-name="T1">value</text:span></text:span> не задано, удаляет переменную среды. Пример: </text:p>
      <text:p text:style-name="P11"><text:soft-page-break/>testdb=&gt; <text:span text:style-name="User_20_Entry">\setenv PAGER less</text:span></text:p>
      <text:p text:style-name="P12">testdb=&gt; <text:span text:style-name="User_20_Entry">\setenv LESS -imx4F</text:span></text:p>
      <text:p text:style-name="P3"><text:span text:style-name="Teletype">\sf[+] </text:span><text:span text:style-name="Teletype"><text:span text:style-name="T1">function_description</text:span></text:span><text:span text:style-name="Teletype"> </text:span></text:p>
      <text:p text:style-name="P9">Извлекает из базы данных и выводит определение заданной функции, в форме команды <text:span text:style-name="Teletype">CREATE OR REPLACE FUNCTION</text:span>. Определение печатается в текущий канал вывода запросов, установленный <text:span text:style-name="Teletype">\o</text:span>. </text:p>
      <text:p text:style-name="P9">Для функции может быть задано только имя или имя и аргументы, например <text:span text:style-name="Teletype">foo(integer, text)</text:span>. Типы аргументов необходимы, если существует более чем одна функция с тем же именем. </text:p>
      <text:p text:style-name="P9">При добавлении <text:span text:style-name="Teletype">+</text:span> к имени команды строки вывода нумеруются, первая строка тела функции получит номер 1. </text:p>
      <text:p text:style-name="P3"><text:span text:style-name="Teletype">\t</text:span></text:p>
      <text:p text:style-name="P9">Включает/выключает отображение имен столбцов и результирующей строки с количеством выбранных записей для запросов. Эта команда эквивалентна <text:span text:style-name="Teletype">\pset tuples_only</text:span> и предоставлена для удобства. </text:p>
      <text:p text:style-name="P3"><text:span text:style-name="Teletype">\T </text:span><text:span text:style-name="Teletype"><text:span text:style-name="T1">table_options</text:span></text:span></text:p>
      <text:p text:style-name="P9">Устанавливает атрибуты, которые будут помещены в тег <text:span text:style-name="Source_20_Text">table</text:span>, при <text:span text:style-name="acronym">HTML</text:span> формате вывода. Эта команда эквивалентна <text:span text:style-name="Teletype">\pset tableattr </text:span><text:span text:style-name="Teletype"><text:span text:style-name="T1">table_options</text:span></text:span>. </text:p>
      <text:p text:style-name="P3"><text:span text:style-name="Teletype">\timing [ </text:span><text:span text:style-name="Teletype"><text:span text:style-name="T1">on</text:span></text:span><text:span text:style-name="Teletype"> | </text:span><text:span text:style-name="Teletype"><text:span text:style-name="T1">off</text:span></text:span><text:span text:style-name="Teletype"> ]</text:span></text:p>
      <text:p text:style-name="P9">Включает/отключает отображение времени выполнения команд SQL, в миллисекундах. Без параметра переключает текущий режим отображения времени выполнения. </text:p>
      <text:p text:style-name="P3"><text:span text:style-name="Teletype">\unset </text:span><text:span text:style-name="Teletype"><text:span text:style-name="T1">name</text:span></text:span></text:p>
      <text:p text:style-name="P9">Удаляет psql переменную <text:span text:style-name="Teletype"><text:span text:style-name="T1">name</text:span></text:span>. </text:p>
      <text:p text:style-name="P3"><text:span text:style-name="Teletype">\w</text:span> или <text:span text:style-name="Teletype">\write</text:span> <text:span text:style-name="Teletype"><text:span text:style-name="T1">filename</text:span></text:span><text:line-break/><text:span text:style-name="Teletype">\w</text:span> или <text:span text:style-name="Teletype">\write</text:span> <text:span text:style-name="Teletype">|</text:span><text:span text:style-name="Teletype"><text:span text:style-name="T1">command</text:span></text:span></text:p>
      <text:p text:style-name="P9">Выводит текущий буфер запроса в файл <text:span text:style-name="Teletype"><text:span text:style-name="T1">filename</text:span></text:span> или передает в команду ОС <text:span text:style-name="Teletype"><text:span text:style-name="T1">command</text:span></text:span>. </text:p>
      <text:p text:style-name="P3"><text:span text:style-name="Teletype">\watch [ </text:span><text:span text:style-name="Teletype"><text:span text:style-name="T1">seconds</text:span></text:span><text:span text:style-name="Teletype"> ]</text:span></text:p>
      <text:p text:style-name="P9">Команда многократно выполняет текущий буфер запроса (подобно <text:span text:style-name="Teletype">\g</text:span>), пока не будет прервана или не произойдет сбой запроса. Аргумент задает количество секунд ожидания между выполнениями запроса (по умолчанию 2 секунды). </text:p>
      <text:p text:style-name="P3"><text:span text:style-name="Teletype">\x [ </text:span><text:span text:style-name="Teletype"><text:span text:style-name="T1">on</text:span></text:span><text:span text:style-name="Teletype"> | </text:span><text:span text:style-name="Teletype"><text:span text:style-name="T1">off</text:span></text:span><text:span text:style-name="Teletype"> | </text:span><text:span text:style-name="Teletype"><text:span text:style-name="T1">auto</text:span></text:span><text:span text:style-name="Teletype"> ]</text:span></text:p>
      <text:p text:style-name="P9"><text:soft-page-break/>Устанавливает или переключает режим развернутого вывода таблицы. Это эквивалентно <text:span text:style-name="Teletype">\pset expanded</text:span>. </text:p>
      <text:p text:style-name="P3"><text:span text:style-name="Teletype">\z [ </text:span><text:a xlink:type="simple" xlink:href="../../../../SRC/postgresql-9.4.1/doc/src/sgml/html/app-psql.html#APP-PSQL-PATTERNS"><text:span text:style-name="Teletype"><text:span text:style-name="T1">pattern</text:span></text:span></text:a><text:span text:style-name="Teletype"> ]</text:span></text:p>
      <text:p text:style-name="P9">Выводит список таблиц, представлений и последовательностей с их правами доступа. Если указан <text:span text:style-name="Teletype"><text:span text:style-name="T1">pattern</text:span></text:span>, отображаются только таблицы, представления и последовательности, имена которых соответствуют шаблону. </text:p>
      <text:p text:style-name="P9">Это псевдоним для <text:span text:style-name="Teletype">\dp</text:span> ("показать права доступа"). </text:p>
      <text:p text:style-name="P3"><text:span text:style-name="Teletype">\! [ </text:span><text:span text:style-name="Teletype"><text:span text:style-name="T1">command</text:span></text:span><text:span text:style-name="Teletype"> ]</text:span></text:p>
      <text:p text:style-name="P9">Выполняет команду ОС <text:span text:style-name="Teletype"><text:span text:style-name="T1">command</text:span></text:span>. Без указания <text:span text:style-name="Teletype"><text:span text:style-name="T1">command</text:span></text:span> запускает отдельную командную оболочку ОС. Последующие аргументы не интерпретируются, командная оболочка ОС увидит их как есть. В частности, не применяются правила подстановки переменных и экранирование при помощи бэкслеш. </text:p>
      <text:p text:style-name="P3"><text:span text:style-name="Teletype">\?</text:span></text:p>
      <text:p text:style-name="P9">Показывает справочную информацию о мета-командах. </text:p>
      <text:h text:style-name="Heading_20_4" text:outline-level="4"><text:bookmark text:name="APP-PSQL-PATTERNS"/>Шаблоны поиска (Patterns)</text:h>
      <text:p text:style-name="Text_20_body">Различные <text:span text:style-name="Teletype">\d</text:span> команды принимают параметр <text:span text:style-name="Teletype"><text:span text:style-name="T1">pattern</text:span></text:span> для указания имени(имен) объектов для отображения. В простейшем случае шаблон - это точное имя объекта. Символы внутри шаблона обычно приводятся к нижнему регистру, как и для имен SQL объектов; к примеру <text:span text:style-name="Teletype">\dt FOO</text:span> выводит таблицу с именем <text:span text:style-name="Teletype">foo</text:span>. Как и для SQL имен, двойные кавычки вокруг шаблона предотвращают перевод в нижний регистр. Для включения символа двойной кавычки в шаблон, используются два символа двойных кавычек подряд внутри шаблона в двойных кавычках. Опять же, это соответствует правилам для SQL идентификаторов. Например <text:span text:style-name="Teletype">\dt "FOO""BAR"</text:span> будет выводить таблицу с именем <text:span text:style-name="Teletype">FOO"BAR</text:span> (но не <text:span text:style-name="Teletype">foo"bar</text:span>). В отличие от обычных правил для SQL имен, можно взять в двойные кавычки только часть шаблона, например <text:span text:style-name="Teletype">\dt FOO"FOO"BAR</text:span> будет выводить таблицу с именем <text:span text:style-name="Teletype">fooFOObar</text:span>. </text:p>
      <text:p text:style-name="Text_20_body">Если <text:span text:style-name="Teletype"><text:span text:style-name="T1">pattern</text:span></text:span> вообще не указан, <text:span text:style-name="Teletype">\d</text:span> команды выводят все объекты, видимые для текущей схемы. Это эквивалентно указанию <text:span text:style-name="Teletype">*</text:span> в качестве шаблона. (Объект считается <text:span text:style-name="T1">видимым</text:span>, если схема, в которой он находится, лежит на пути поиска, и объект с таким типом и именем на пути поиска еще не появлялся. Это эквивалентно утверждению, что на объект можно ссылаться по имени, без явного указания схемы.) Чтобы увидеть все объекты в базе данных, независимо от видимости, в качестве шаблона используется <text:span text:style-name="Teletype">*.*</text:span>. </text:p>
      <text:p text:style-name="Text_20_body">Внутри шаблона <text:span text:style-name="Teletype">*</text:span> обозначает любое количество символов, включая отсутствие символов. <text:span text:style-name="Teletype">?</text:span> соответствует любому одному символу. (Это соответствует шаблонам имен файлов в Unix.) Например, <text:span text:style-name="Teletype">\dt int*</text:span> отображает все таблицы, чьи имена начинаются на <text:span text:style-name="Teletype">int</text:span>. Однако внутри двойных кавычек <text:span text:style-name="Teletype">*</text:span> и <text:span text:style-name="Teletype">?</text:span> теряют своё специальное значение и становятся обычными <text:soft-page-break/>символами. </text:p>
      <text:p text:style-name="Text_20_body">Шаблон, содержащий точку (<text:span text:style-name="Teletype">.</text:span>), интерпретируется как шаблон имени схемы, за которым следует шаблон имени объекта. Например, <text:span text:style-name="Teletype">\dt foo*.*bar*</text:span> отображает все таблицы, имена которых включают <text:span text:style-name="Teletype">bar</text:span>, и расположенные в схемах, имена которых начинаются с <text:span text:style-name="Teletype">foo</text:span>. Шаблону, не содержащему точку, могут соответствовать только объекты текущей схемы. Опять же, точка внутри двойных кавычек теряет своё специальное значение. </text:p>
      <text:p text:style-name="Text_20_body">Опытные пользователи могут использовать возможности регулярных выражений, такие как классы символов. Например <text:span text:style-name="Teletype">[0-9]</text:span> соответствует любой цифре. Все специальные символы регулярных выражений работают как описано в <text:a xlink:type="simple" xlink:href="../../../../SRC/postgresql-9.4.1/doc/src/sgml/html/functions-matching.html#FUNCTIONS-POSIX-REGEXP">Section 9.7.3</text:a>, за исключением: <text:span text:style-name="Teletype">.</text:span> используется в качестве разделителя как говорилось выше; <text:span text:style-name="Teletype">*</text:span> соответствует регулярному выражению <text:span text:style-name="Teletype">.*</text:span>; <text:span text:style-name="Teletype">?</text:span> соответствует <text:span text:style-name="Teletype">.</text:span> , а также символ <text:span text:style-name="Teletype">$</text:span> который не имеет специального значения. При необходимости эти символы можно эмулировать указывая <text:span text:style-name="Teletype">?</text:span> для эмуляции <text:span text:style-name="Teletype">.</text:span>, <text:span text:style-name="Teletype">(</text:span><text:span text:style-name="Teletype"><text:span text:style-name="T1">R</text:span></text:span><text:span text:style-name="Teletype">+|)</text:span> для <text:span text:style-name="Teletype"><text:span text:style-name="T1">R</text:span></text:span><text:span text:style-name="Teletype">*</text:span>, <text:span text:style-name="Teletype">(</text:span><text:span text:style-name="Teletype"><text:span text:style-name="T1">R</text:span></text:span><text:span text:style-name="Teletype">|)</text:span> для <text:span text:style-name="Teletype"><text:span text:style-name="T1">R</text:span></text:span><text:span text:style-name="Teletype">?</text:span>. <text:span text:style-name="Teletype">$</text:span> не требуется, как символ регулярного выражения, потому что шаблон должен соответствовать имени целиком, в отличие от обычной интерпретации регулярных выражений (другими словами, <text:span text:style-name="Teletype">$</text:span> автоматически добавляется в шаблон). Используйте <text:span text:style-name="Teletype">*</text:span> в начале и/или в конце, если не хотите, чтобы шаблон закреплялся. Обратите внимание, что внутри двойных кавычек, все специальные символы регулярных выражений теряют свое специальное значение и соответствуют сами себе. Также, специальные символы регулярных выражений не действуют в шаблонах для имен операторов (т.е. в аргументе команды <text:span text:style-name="Teletype">\do</text:span>). </text:p>
      <text:h text:style-name="Heading_20_3" text:outline-level="3"><text:bookmark text:name="AEN91794"/>Расширенные возможности</text:h>
      <text:h text:style-name="Heading_20_4" text:outline-level="4"><text:bookmark text:name="APP-PSQL-VARIABLES"/>Переменные</text:h>
      <text:p text:style-name="Text_20_body">psql предоставляет возможности подстановки переменных подобные тем, что используются в командных оболочках Unix. Переменные представляют собой пары имя/значение, где значением может быть любая строка любой длины. Имя должно состоять из букв (включая нелатинские буквы), цифр и знаков подчеркивания. </text:p>
      <text:p text:style-name="Text_20_body">Чтобы установить переменную, используется psql мета-команда <text:span text:style-name="Teletype">\set</text:span>. Например: </text:p>
      <text:p text:style-name="P13">testdb=&gt; <text:span text:style-name="User_20_Entry">\set foo bar</text:span></text:p>
      <text:p text:style-name="Text_20_body">присваивает переменной <text:span text:style-name="Teletype">foo</text:span> значение <text:span text:style-name="Teletype">bar</text:span>. Чтобы получить значение переменной, нужно поставить двоеточие перед её именем, например: </text:p>
      <text:p text:style-name="Preformatted_20_Text">testdb=&gt; <text:span text:style-name="User_20_Entry">\echo :foo</text:span></text:p>
      <text:p text:style-name="P13">bar</text:p>
      <text:p text:style-name="Text_20_body">Это работает как в обычных SQL командах, так и в мета-командах, подробности в разделе <text:a xlink:type="simple" xlink:href="../../../../SRC/postgresql-9.4.1/doc/src/sgml/html/app-psql.html#APP-PSQL-INTERPOLATION"><text:span text:style-name="T1">Интерполяция SQL</text:span></text:a> ниже. </text:p>
      <text:p text:style-name="Text_20_body">При вызове <text:span text:style-name="Teletype">\set</text:span> без второго аргумента, переменной присваивается пустая строка. Для удаления переменной, используется команда <text:span text:style-name="Teletype">\unset</text:span>. Чтобы посмотреть значения всех <text:soft-page-break/>переменных, нужно вызвать <text:span text:style-name="Teletype">\set</text:span> без аргументов. </text:p>
      <text:p text:style-name="Quotations"><text:span text:style-name="T2">Note: </text:span>На аргументы <text:span text:style-name="Teletype">\set</text:span> распространяются те же правила подстановки, что и для других команд. Таким образом можно создавать интересные ссылки, например <text:span text:style-name="Teletype">\set :foo 'something'</text:span> получая "мягкие ссылки" в Perl или "переменные переменных" в <text:span text:style-name="acronym">PHP</text:span>. К сожалению (или к счастью?), с этими конструкциями нельзя сделать ничего полезного. С другой стороны <text:span text:style-name="Teletype">\set bar :foo</text:span> является прекрасным способом копирования переменной. </text:p>
      <text:p text:style-name="Text_20_body">Некоторые переменные, обрабатываются в psql особым образом. Они представляют собой определенные параметры, которые могут быть изменены во время выполнения, путем присваивания нового значения, а в некоторых переменных содержится изменяемое состояние psql. Хотя эти переменные можно использовать и для других целей, делать это не рекомендуется, так как поведение программы может быстро стать очень странным. По соглашению, имена специальных переменных состоят из всех заглавных ASCII букв (и, возможно, цифр и знаков подчеркивания). Для максимальной совместимости в будущем, старайтесь не использовать такие имена для собственных переменных. Далее идет список переменных, обрабатываемых особым образом. </text:p>
      <text:p text:style-name="P3"><text:span text:style-name="Teletype">AUTOCOMMIT</text:span> </text:p>
      <text:p text:style-name="P9">При значении <text:span text:style-name="Teletype">on</text:span> (по умолчанию) после каждой успешно выполненной команды выполняется фиксация изменений. Чтобы отложить фиксацию изменений в этом режиме, нужно выполнить SQL команду <text:span text:style-name="Teletype">BEGIN</text:span> или <text:span text:style-name="Teletype">START TRANSACTION</text:span>. При значении <text:span text:style-name="Teletype">off</text:span> или если переменная не определена, фиксация изменений не происходит до тех пор, пока явно не выполнена команда <text:span text:style-name="Teletype">COMMIT</text:span> или <text:span text:style-name="Teletype">END</text:span>. При значении <text:span text:style-name="Teletype">off</text:span> неявно выполняется <text:span text:style-name="Teletype">BEGIN</text:span>, непосредственно перед любой командой, за исключением случаев когда: команда уже в транзакционном блоке; перед самой командой <text:span text:style-name="Teletype">BEGIN</text:span> или другой командой управления транзакциями; перед командой, которая не может выполняться внутри транзакционного блока (например <text:span text:style-name="Teletype">VACUUM</text:span>). </text:p>
      <text:p text:style-name="P14"><text:span text:style-name="T2">Note: </text:span>Если режим <text:span text:style-name="Teletype">autocommit</text:span> отключен, необходимо явно откатывать изменения в неуспешных транзакциях, выполняя команду <text:span text:style-name="Teletype">ABORT</text:span> или <text:span text:style-name="Teletype">ROLLBACK</text:span>. Также имейте в виду, что при выходе из сессии без фиксации изменений, несохраненные изменения будут потеряны. </text:p>
      <text:p text:style-name="P14"><text:span text:style-name="T2">Note: </text:span>Включенный режим <text:span text:style-name="Teletype">autocommit</text:span> является традиционным для PostgreSQL, а выключенный режим ближе к спецификации SQL. Если вы предпочитаете отключить режим <text:span text:style-name="Teletype">autocommit</text:span>, это можно сделать в общесистемном файле <text:span text:style-name="Teletype">psqlrc</text:span> или в персональном файле <text:span text:style-name="Teletype">~/.psqlrc</text:span>. </text:p>
      <text:p text:style-name="P3"><text:span text:style-name="Teletype">COMP_KEYWORD_CASE</text:span></text:p>
      <text:p text:style-name="P9">Определяет, какой регистр букв будет использован при автоматическом завершении ключевых слов SQL. Если установлено в <text:span text:style-name="Teletype">lower</text:span> или <text:span text:style-name="Teletype">upper</text:span>, будет использоваться нижний или верхний регистр, соответственно. Если установлено в <text:span text:style-name="Teletype">preserve-lower</text:span> или <text:span text:style-name="Teletype">preserve-upper</text:span> (по умолчанию), то завершаемое слово будет в том же регистре, что и уже введенное начало слова, но последующие слова, завершаемые полностью, <text:soft-page-break/>будут в нижнем или верхнем регистре, соответственно. </text:p>
      <text:p text:style-name="P3"><text:span text:style-name="Teletype">DBNAME</text:span></text:p>
      <text:p text:style-name="P9">Имя базы данных, к которой вы сейчас подключены. Устанавливается всякий раз при подключении к базе данных (в том числе при старте программы), но эту переменную можно удалить. </text:p>
      <text:p text:style-name="P3"><text:span text:style-name="Teletype">ECHO</text:span></text:p>
      <text:p text:style-name="P9">Если установлена в <text:span text:style-name="Teletype">all</text:span>, все непустые входящие строки выводятся на стандартный вывод по мере их чтения. (Это не относится к интерактивному режиму.) Чтобы включить такое поведение при старте psql, используйте опцию <text:span text:style-name="Teletype">-a</text:span>. Если установлена в <text:span text:style-name="Teletype">queries</text:span>, psql выводит каждый запрос на стандартный вывод после отправки его на сервер. Опция командной строки для такого поведения <text:span text:style-name="Teletype">-e</text:span>. </text:p>
      <text:p text:style-name="P3"><text:span text:style-name="Teletype">ECHO_HIDDEN</text:span></text:p>
      <text:p text:style-name="P9">Если эта переменная установлена в значение <text:span text:style-name="Teletype">on</text:span>, то при выполнении мета-команд, запрашивающих базу данных, сначала будет выводиться текст запроса. Это позволяет изучать внутреннее устройство PostgreSQL и реализовывать похожую функциональность в своих программах. (Чтобы включить такое поведение при старте psql, используете опцию <text:span text:style-name="Teletype">-E</text:span>.) При установке переменной в значение <text:span text:style-name="Teletype">noexec</text:span>, запросы просто отображаются, но не отправляются на сервер и не выполняются. </text:p>
      <text:p text:style-name="P3"><text:span text:style-name="Teletype">ENCODING</text:span></text:p>
      <text:p text:style-name="P9">Содержит текущую кодировку набора символов клиента. </text:p>
      <text:p text:style-name="P3"><text:span text:style-name="Teletype">FETCH_COUNT</text:span></text:p>
      <text:p text:style-name="P9">Если переменная установлена в целое значение &gt; 0, результаты запросов <text:span text:style-name="Teletype">SELECT</text:span> извлекаются из базы данных и отображаются группами с таким количеством строк, в отличии от поведения по умолчанию, когда перед отображением результирующий набор накапливается целиком. Это позволяет использовать ограниченный размер памяти, независимо от размера выборки. При включении этой функциональности обычно используются значения от 100 до 1000. Имейте в виду, что запрос может завершиться ошибкой после отображения некоторого количества строк. </text:p>
      <text:p text:style-name="P14"><text:span text:style-name="T2">Tip: </text:span>Хотя можно использовать любой формат вывода, формат по умолчанию <text:span text:style-name="Teletype">aligned</text:span> как правило выглядит хуже, потому что каждая группа по <text:span text:style-name="Teletype">FETCH_COUNT</text:span> строк форматируется отдельно, что может привести к разной ширине столбцов в разных группах. Остальные форматы вывода работают лучше. </text:p>
      <text:p text:style-name="P3"><text:span text:style-name="Teletype">HISTCONTROL</text:span></text:p>
      <text:p text:style-name="P9">Если переменная установлена в <text:span text:style-name="Teletype">ignorespace</text:span>, строки начинающиеся с пробела не сохраняются в истории. Если установлена в <text:span text:style-name="Teletype">ignoredups</text:span>, строки, которые уже есть в <text:soft-page-break/>истории, повторно не сохраняются. Значение <text:span text:style-name="Teletype">ignoreboth</text:span> сочетает в себе оба варианта. Если значение не задано или отличается от перечисленных выше, все строки, введенные в интерактивном режиме, сохраняются в истории. </text:p>
      <text:p text:style-name="P14"><text:span text:style-name="T2">Note: </text:span>Эта функциональность была бессовестно списана с Bash. </text:p>
      <text:p text:style-name="P3"><text:span text:style-name="Teletype">HISTFILE</text:span></text:p>
      <text:p text:style-name="P9">Имя файла для хранения истории команд. Значение по умолчанию <text:span text:style-name="Teletype">~/.psql_history</text:span>. Например, установив: </text:p>
      <text:p text:style-name="P12">\set HISTFILE ~/.psql_history- :DBNAME</text:p>
      <text:p text:style-name="P9">в <text:span text:style-name="Teletype">~/.psqlrc</text:span> psql будет поддерживать отдельную историю для каждой базы данных. </text:p>
      <text:p text:style-name="P14"><text:span text:style-name="T2">Note: </text:span>Эта функциональность была бессовестно списана с Bash. </text:p>
      <text:p text:style-name="P3"><text:span text:style-name="Teletype">HISTSIZE</text:span></text:p>
      <text:p text:style-name="P9">Количество команд для хранения в истории. Значение по умолчанию 500. </text:p>
      <text:p text:style-name="P14"><text:span text:style-name="T2">Note: </text:span>Эта функциональность была бессовестно списана с Bash. </text:p>
      <text:p text:style-name="P3"><text:span text:style-name="Teletype">HOST</text:span></text:p>
      <text:p text:style-name="P9">Содержит имя хоста, где расположен сервер базы данных, к которому вы сейчас подключены. Устанавливается всякий раз при подключении к базе данных (в том числе при старте программы), но эту переменную можно удалить. </text:p>
      <text:p text:style-name="P3"><text:span text:style-name="Teletype">IGNOREEOF</text:span></text:p>
      <text:p text:style-name="P9">Если не установлена, то ввод символа <text:span text:style-name="acronym">EOF</text:span> (обычно <text:span text:style-name="T2">Control</text:span>+<text:span text:style-name="T2">D</text:span>) в интерактивной сессии psql завершает работу приложения. Если задано числовое значение, то именно такое количество символов <text:span text:style-name="acronym">EOF</text:span> будет проигнорировано, прежде чем приложение завершит работу. Если переменная задана, но имеет не числовое значение, то значение по умолчанию 10. </text:p>
      <text:p text:style-name="P14"><text:span text:style-name="T2">Note: </text:span>Эта функциональность была бессовестно списана с Bash. </text:p>
      <text:p text:style-name="P3"><text:span text:style-name="Teletype">LASTOID</text:span></text:p>
      <text:p text:style-name="P9">Содержит значение последнего OID, полученного командой <text:span text:style-name="Teletype">INSERT</text:span> или <text:span text:style-name="Teletype">\lo_import</text:span>. Корректное значение переменной гарантируется до тех пор, пока не будет отображен результат следующей <text:span text:style-name="acronym">SQL</text:span> команды. </text:p>
      <text:p text:style-name="P3"><text:span text:style-name="Teletype">ON_ERROR_ROLLBACK</text:span> </text:p>
      <text:p text:style-name="P9">При значении <text:span text:style-name="Teletype">on</text:span>, если команда в транзакционном блоке выдает ошибку, ошибка игнорируется и транзакция продолжается. При значении <text:span text:style-name="Teletype">interactive</text:span> такие ошибки игнорируются только в интерактивных сессиях, но не в скриптах. Если переменная не <text:soft-page-break/>установлена или при значении <text:span text:style-name="Teletype">off</text:span>, команда вызвавшая ошибку в транзакционном блоке, отменяет всю транзакцию. Режим отката транзакции при возникновении ошибки обеспечивается выполнением неявных команд <text:span text:style-name="Teletype">SAVEPOINT</text:span> перед каждой командой в транзакционном блоке и откатом к точке сохранения в случае ошибки. </text:p>
      <text:p text:style-name="P3"><text:span text:style-name="Teletype">ON_ERROR_STOP</text:span></text:p>
      <text:p text:style-name="P9">По умолчанию, после возникновения ошибки обработка команд продолжается. Если эта переменная установлена в значение <text:span text:style-name="Teletype">on</text:span>, обработка команд будет немедленно прекращена. В интерактивном режиме psql вернется в командную строку; иначе psql прекратит работу с кодом возврата 3, чтобы отличить этот случай от фатальных ошибок, для которых используется код возврата 1. В любом случае, выполнение всех запущенных скриптов (верхнеуровневый скрипт и любые другие, которые он мог запустить) будет немедленно прекращено. Если верхнеуровневая командная строка содержит несколько SQL команд, выполнение завершится на текущей команде. </text:p>
      <text:p text:style-name="P3"><text:span text:style-name="Teletype">PORT</text:span></text:p>
      <text:p text:style-name="P9">Содержит порт сервера базы данных, к которому вы сейчас подключены. Устанавливается всякий раз при подключении к базе данных (в том числе при старте программы), но эту переменную можно удалить. </text:p>
      <text:p text:style-name="P3"><text:span text:style-name="Teletype">PROMPT1</text:span><text:line-break/><text:span text:style-name="Teletype">PROMPT2</text:span><text:line-break/><text:span text:style-name="Teletype">PROMPT3</text:span></text:p>
      <text:p text:style-name="P9">Указывают, как должны выглядеть приглашения psql. См. <text:a xlink:type="simple" xlink:href="../../../../SRC/postgresql-9.4.1/doc/src/sgml/html/app-psql.html#APP-PSQL-PROMPTING"><text:span text:style-name="T1">Настройка приглашений</text:span></text:a> ниже. </text:p>
      <text:p text:style-name="P3"><text:span text:style-name="Teletype">QUIET</text:span></text:p>
      <text:p text:style-name="P9">Установка значения <text:span text:style-name="Teletype">on</text:span> эквивалента опции командной строки <text:span text:style-name="Teletype">-q</text:span>. Это, вероятно, не слишком полезно в интерактивном режиме. </text:p>
      <text:p text:style-name="P3"><text:span text:style-name="Teletype">SINGLELINE</text:span></text:p>
      <text:p text:style-name="P9">Установка значения <text:span text:style-name="Teletype">on</text:span> эквивалента опции командной строки <text:span text:style-name="Teletype">-S</text:span>. </text:p>
      <text:p text:style-name="P3"><text:span text:style-name="Teletype">SINGLESTEP</text:span></text:p>
      <text:p text:style-name="P9">Эта переменная эквивалента опции командной строки <text:span text:style-name="Teletype">-s</text:span>. </text:p>
      <text:p text:style-name="P3"><text:span text:style-name="Teletype">USER</text:span></text:p>
      <text:p text:style-name="P9">Содержит имя пользователя базы данных, который сейчас подключен. Устанавливается всякий раз при подключении к базе данных (в том числе при старте программы), но эту переменную можно удалить. </text:p>
      <text:p text:style-name="P3"><text:span text:style-name="Teletype">VERBOSITY</text:span></text:p>
      <text:p text:style-name="P9"><text:soft-page-break/>Этой переменной можно присвоить значения <text:span text:style-name="Teletype">default</text:span>, <text:span text:style-name="Teletype">verbose</text:span> или <text:span text:style-name="Teletype">terse</text:span> для контроля уровня детализации отчетов об ошибках. </text:p>
      <text:h text:style-name="Heading_20_4" text:outline-level="4"><text:bookmark text:name="APP-PSQL-INTERPOLATION"/>Интерполяция <text:span text:style-name="acronym">SQL</text:span></text:h>
      <text:p text:style-name="Text_20_body">Ключевой особенностью переменных psql является возможность подставлять ("интерполировать") их в команды <text:span text:style-name="acronym">SQL</text:span>, также как и в аргументы мета-команд. Кроме того, psql предоставляет средства для корректного использования кавычек для значений переменных, которые используются как SQL литералы или идентификаторы. Синтаксис для подстановки значения без кавычек - это добавить перед именем переменной двоеточие (<text:span text:style-name="Teletype">:</text:span>). Например: </text:p>
      <text:p text:style-name="Preformatted_20_Text">testdb=&gt; <text:span text:style-name="User_20_Entry">\set foo 'my_table'</text:span></text:p>
      <text:p text:style-name="P13">testdb=&gt; <text:span text:style-name="User_20_Entry">SELECT * FROM :foo;</text:span></text:p>
      <text:p text:style-name="Text_20_body">будет запрашивать таблицу <text:span text:style-name="Teletype">my_table</text:span>. Обратите внимание, что это может быть небезопасным: значение переменной копируется буквально, поэтому оно может содержать непарные кавычки, или даже мета-команды. При применении необходимо убедиться, что это имеет смысл. </text:p>
      <text:p text:style-name="Text_20_body">Когда значение будет использоваться в качестве SQL литерала или идентификатора, безопаснее заключить его в кавычки. Если значение переменной используется как SQL литерал, то после двоеточия нужно написать имя переменной в одинарных кавычках. Если значение переменной используется как SQL идентификатор, то после двоеточия нужно написать имя переменной в двойных кавычках. Эти конструкции корректно работают с кавычками и другими специальными символами, которые могут содержаться в значении переменной. Предыдущий пример более безопасно выглядит так: </text:p>
      <text:p text:style-name="Preformatted_20_Text">testdb=&gt; <text:span text:style-name="User_20_Entry">\set foo 'my_table'</text:span></text:p>
      <text:p text:style-name="P13">testdb=&gt; <text:span text:style-name="User_20_Entry">SELECT * FROM :"foo";</text:span></text:p>
      <text:p text:style-name="Text_20_body">Подстановка переменных не будет выполняться, если <text:span text:style-name="acronym">SQL</text:span> литералы или идентификаторы заключены в кавычки. Поэтому конструкция <text:span text:style-name="Teletype">':foo'</text:span> не превратится во взятое в кавычки значение переменной (и это было бы не безопасно, если бы работало, т.к. обработка кавычек внутри значения переменной была бы некорректной). </text:p>
      <text:p text:style-name="Text_20_body">Один из примеров использования данного механизма - это копирование содержимого файла в столбец таблицы. Сначала загрузим содержимое файла в переменную, затем подставим значение переменной как строку в кавычках: </text:p>
      <text:p text:style-name="Preformatted_20_Text">testdb=&gt; <text:span text:style-name="User_20_Entry">\set content `cat my_file.txt`</text:span></text:p>
      <text:p text:style-name="P13">testdb=&gt; <text:span text:style-name="User_20_Entry">INSERT INTO my_table VALUES (:'content');</text:span></text:p>
      <text:p text:style-name="Text_20_body">(Отметим, что это пока не будет работать, если <text:span text:style-name="Teletype">my_file.txt</text:span> содержит байт NUL. psql не поддерживает NUL в значениях переменных.) </text:p>
      <text:p text:style-name="Text_20_body">Так как двоеточие может легально присутствовать в SQL командах, попытка подстановки (например для <text:span text:style-name="Teletype">:name</text:span>, <text:span text:style-name="Teletype">:'name'</text:span> или <text:span text:style-name="Teletype">:"name"</text:span>) не выполняется, если переменная не <text:soft-page-break/>установлена. В любом случае, можно экранировать двоеточие с помощью обратной косой черты, чтобы предотвратить подстановку. </text:p>
      <text:p text:style-name="Text_20_body">Использование двоеточия для переменных является стандартом <text:span text:style-name="acronym">SQL</text:span> для встраиваемых языков запросов, таких как ECPG. Использование двоеточия для срезов массивов и приведения типов является расширениями PostgreSQL, что иногда может конфликтовать со стандартным использованием. Использование двоеточия и кавычек для экранирования значения переменной при подстановке в качестве SQL литерала или идентификатора - это расширение psql. </text:p>
      <text:h text:style-name="Heading_20_4" text:outline-level="4"><text:bookmark text:name="APP-PSQL-PROMPTING"/>Настройка приглашений</text:h>
      <text:p text:style-name="Text_20_body">Приглашения psql можно настроить по своему предпочтению. Три переменные <text:span text:style-name="Teletype">PROMPT1</text:span>, <text:span text:style-name="Teletype">PROMPT2</text:span>, и <text:span text:style-name="Teletype">PROMPT3</text:span> содержат строки и специальные escape-последовательности, которые описывают внешний вид приглашения. <text:span text:style-name="Teletype">PROMPT1</text:span> это обычное приглашение, которое выдается, когда psql ожидает ввода новой команды. <text:span text:style-name="Teletype">PROMPT2</text:span> выдается при переходе на новую строку, когда вводимая команда не завершается точкой с запятой или осталась не закрытая кавычка. <text:span text:style-name="Teletype">PROMPT3</text:span> выдается при выполнении <text:span text:style-name="acronym">SQL</text:span> команды <text:span text:style-name="Teletype">COPY</text:span>, когда ожидается ввод значений строк с терминала. </text:p>
      <text:p text:style-name="Text_20_body">Значения этих переменных выводятся буквально, за исключением случаев, когда в них встречается знак процента (<text:span text:style-name="Teletype">%</text:span>). В зависимости от следующего символа, будет подставляться определенный текст. Существуют следующие подстановки: </text:p>
      <text:p text:style-name="P3"><text:span text:style-name="Teletype">%M</text:span></text:p>
      <text:p text:style-name="P9">Полное имя хоста (с доменным именем) сервера базы данных, или <text:span text:style-name="Teletype">[local]</text:span> если подключение выполнено через сокет Unix домена, или <text:span text:style-name="Teletype">[local:</text:span><text:span text:style-name="Teletype"><text:span text:style-name="T1">/dir/name</text:span></text:span><text:span text:style-name="Teletype">]</text:span>, если сокет Unix домена не скомпилирован в местоположение по умолчанию. </text:p>
      <text:p text:style-name="P3"><text:span text:style-name="Teletype">%m</text:span></text:p>
      <text:p text:style-name="P9">Имя хоста сервера базы данных, усеченное до первой точки или <text:span text:style-name="Teletype">[local]</text:span> если подключение выполнено через сокет Unix домена. </text:p>
      <text:p text:style-name="P3"><text:span text:style-name="Teletype">%&gt;</text:span></text:p>
      <text:p text:style-name="P9">Номер порта, который прослушивает сервер базы данных. </text:p>
      <text:p text:style-name="P3"><text:span text:style-name="Teletype">%n</text:span></text:p>
      <text:p text:style-name="P9">Имя пользователя базы данных для текущей сессии. (Это значение может меняться в течении сессии в результате выполнения команды <text:span text:style-name="Teletype">SET SESSION AUTHORIZATION</text:span>.) </text:p>
      <text:p text:style-name="P3"><text:span text:style-name="Teletype">%/</text:span></text:p>
      <text:p text:style-name="P9">Имя текущей базы данных.</text:p>
      <text:p text:style-name="P3"><text:soft-page-break/><text:span text:style-name="Teletype">%~</text:span></text:p>
      <text:p text:style-name="P9">Похоже на <text:span text:style-name="Teletype">%/</text:span>, но выводит тильду <text:span text:style-name="Teletype">~</text:span>, если текущая база данных совпадает с базой данных по умолчанию. </text:p>
      <text:p text:style-name="P3"><text:span text:style-name="Teletype">%#</text:span></text:p>
      <text:p text:style-name="P9">Если пользователь текущей сессии является суперпользователем базы данных, то выводит <text:span text:style-name="Teletype">#</text:span>, иначе <text:span text:style-name="Teletype">&gt;</text:span>. (Это значение может меняться в течении сессии в результате выполнения команды <text:span text:style-name="Teletype">SET SESSION AUTHORIZATION</text:span>.) </text:p>
      <text:p text:style-name="P3"><text:span text:style-name="Teletype">%R</text:span></text:p>
      <text:p text:style-name="P9">Для <text:span text:style-name="Teletype">PROMPT1</text:span> это обычно соответствует <text:span text:style-name="Teletype">=</text:span>, но в однострочном режиме выводит <text:span text:style-name="Teletype">^</text:span>, а если произошло отключение от базы данных (например при сбое в <text:span text:style-name="Teletype">\connect</text:span>) то <text:span text:style-name="Teletype">!</text:span>. Для <text:span text:style-name="Teletype">PROMPT2</text:span> будет выводиться <text:span text:style-name="Teletype">-</text:span>, <text:span text:style-name="Teletype">*</text:span>, одинарная кавычка, двойная кавычка или знак доллара в зависимости от того, почему потребовалась дополнительная строка ввода: команда не была завершена, мы находимся внутри комментария <text:span text:style-name="Teletype">/* ... */</text:span> или потому, что мы внутри кавычек или внутри строки экранированной знаками доллара. Для <text:span text:style-name="Teletype">PROMPT3</text:span> эта последовательность ничего не выводит. </text:p>
      <text:p text:style-name="P3"><text:span text:style-name="Teletype">%x</text:span></text:p>
      <text:p text:style-name="P9">Состояние транзакции: пустая строка если не в транзакционном блоке; <text:span text:style-name="Teletype">*</text:span> когда в транзакционном блоке; <text:span text:style-name="Teletype">!</text:span> когда в транзакционном блоке, в котором произошла ошибка и <text:span text:style-name="Teletype">?</text:span> когда состояние транзакции не определено (например, нет подключения к базе данных). </text:p>
      <text:p text:style-name="P3"><text:span text:style-name="Teletype">%</text:span><text:span text:style-name="Teletype"><text:span text:style-name="T1">digits</text:span></text:span></text:p>
      <text:p text:style-name="P9">Подставляется символ с указанным восьмеричным кодом. </text:p>
      <text:p text:style-name="P3"><text:span text:style-name="Teletype">%:</text:span><text:span text:style-name="Teletype"><text:span text:style-name="T1">name</text:span></text:span><text:span text:style-name="Teletype">:</text:span></text:p>
      <text:p text:style-name="P9">Подставляется значение psql переменной <text:span text:style-name="Teletype"><text:span text:style-name="T1">name</text:span></text:span>. См. <text:a xlink:type="simple" xlink:href="../../../../SRC/postgresql-9.4.1/doc/src/sgml/html/app-psql.html#APP-PSQL-VARIABLES"><text:span text:style-name="T1">Переменные</text:span></text:a> для деталей. </text:p>
      <text:p text:style-name="P3"><text:span text:style-name="Teletype">%`</text:span><text:span text:style-name="Teletype"><text:span text:style-name="T1">command</text:span></text:span><text:span text:style-name="Teletype">`</text:span></text:p>
      <text:p text:style-name="P9">Подставляется вывод команды <text:span text:style-name="Teletype"><text:span text:style-name="T1">command</text:span></text:span>, как и в обычной подстановке с обратными апострофами. </text:p>
      <text:p text:style-name="P3"><text:span text:style-name="Teletype">%[</text:span> ... <text:span text:style-name="Teletype">%]</text:span></text:p>
      <text:p text:style-name="P9">Приглашения могут содержать управляющие символы терминала, которые, например, изменяют цвет, фон и стиль текста приглашения или изменяют заголовок окна терминала. Для того, чтобы возможности редактирования Readline работали правильно, непечатаемые символы нужно расположить между <text:span text:style-name="Teletype">%[</text:span> и <text:span text:style-name="Teletype">%]</text:span>, чтобы сделать невидимыми. Можно делать несколько таких включений в приглашение. Например: </text:p>
      <text:p text:style-name="P12"><text:soft-page-break/>testdb=&gt; \set PROMPT1 '%[%033[1;33;40m%]%n@%/%R%[%033[0m%]%# '</text:p>
      <text:p text:style-name="P9">выдаст жирное (<text:span text:style-name="Teletype">1;</text:span>), желтое на черном (<text:span text:style-name="Teletype">33;40</text:span>) приглашение для VT100 совместимых цветных терминалов. </text:p>
      <text:p text:style-name="Text_20_body">Чтобы вставить знак процента нужно написать <text:span text:style-name="Teletype">%%</text:span>. По умолчанию используются значения <text:span text:style-name="Teletype">'%/%R%# '</text:span> для <text:span text:style-name="Teletype">PROMPT1</text:span> и <text:span text:style-name="Teletype">PROMPT2</text:span>, и <text:span text:style-name="Teletype">'&gt;&gt; '</text:span> для <text:span text:style-name="Teletype">PROMPT3</text:span>. </text:p>
      <text:p text:style-name="Quotations"><text:span text:style-name="T2">Note: </text:span>Эта функциональность была бессовестно списана с tcsh. </text:p>
      <text:h text:style-name="Heading_20_4" text:outline-level="4"><text:bookmark text:name="AEN92199"/>Редактирование командной строки</text:h>
      <text:p text:style-name="Text_20_body">psql поддерживает библиотеку Readline для удобного редактирования командной строки. История команд автоматически сохраняется при выходе из psql и загружается при запуске. Завершение клавишей <text:span text:style-name="Teletype">TAB</text:span> также поддерживается, хотя логика завершения не претендует на роль парсера <text:span text:style-name="acronym">SQL</text:span>. Запросы, генерируемые завершением по <text:span text:style-name="Teletype">TAB</text:span>, также могут конфликтовать с другими командами SQL, например <text:span text:style-name="Teletype">SET TRANSACTION ISOLATION LEVEL</text:span>. Если по какой-либо причине вам не нравится завершение по клавише <text:span text:style-name="Teletype">TAB</text:span>, его можно отключить в файле <text:span text:style-name="Teletype">.inputrc</text:span> в вашей домашней директории: </text:p>
      <text:p text:style-name="Preformatted_20_Text">$if psql</text:p>
      <text:p text:style-name="Preformatted_20_Text">set disable-completion on</text:p>
      <text:p text:style-name="P13">$endif</text:p>
      <text:p text:style-name="Text_20_body">(Это возможность не psql, а Readline. Читайте документацию к Readline для дополнительной информации.) </text:p>
      <text:h text:style-name="Heading_20_2" text:outline-level="2"><text:bookmark text:name="APP-PSQL-ENVIRONMENT"/>Переменные окружения</text:h>
      <text:p text:style-name="P3"><text:span text:style-name="Teletype">COLUMNS</text:span></text:p>
      <text:p text:style-name="P9">Если <text:span text:style-name="Teletype">\pset columns</text:span> равно нулю, управляет шириной формата вывода <text:span text:style-name="Teletype">wrapped</text:span>, а также определяет нужно ли использовать пейджер и нужно ли переключаться в вертикальный формат в режиме <text:span text:style-name="Teletype">expanded auto</text:span>. </text:p>
      <text:p text:style-name="P3"><text:span text:style-name="Teletype">PAGER</text:span></text:p>
      <text:p text:style-name="P9">Если результат запроса не помещается на экране, он передается в эту команду для отображения. Обычно это <text:span text:style-name="Teletype">more</text:span> или <text:span text:style-name="Teletype">less</text:span>. Значение по умолчанию зависит от платформы. Использование пейджера можно отключить с помощью команды <text:span text:style-name="Teletype">\pset</text:span>. </text:p>
      <text:p text:style-name="P3"><text:span text:style-name="Teletype">PGDATABASE</text:span><text:line-break/><text:span text:style-name="Teletype">PGHOST</text:span><text:line-break/><text:span text:style-name="Teletype">PGPORT</text:span><text:line-break/><text:span text:style-name="Teletype">PGUSER</text:span></text:p>
      <text:p text:style-name="P9">Параметры подключения по умолчанию (см. <text:a xlink:type="simple" xlink:href="../../../../SRC/postgresql-9.4.1/doc/src/sgml/html/libpq-envars.html">Section 31.14</text:a>). </text:p>
      <text:p text:style-name="P3"><text:span text:style-name="Teletype">PSQL_EDITOR</text:span><text:line-break/><text:soft-page-break/><text:span text:style-name="Teletype">EDITOR</text:span><text:line-break/><text:span text:style-name="Teletype">VISUAL</text:span></text:p>
      <text:p text:style-name="P9">Редактор, используемый командами <text:span text:style-name="Teletype">\e</text:span> и <text:span text:style-name="Teletype">\ef</text:span>. Переменные рассматриваются в перечисленном порядке. Будет использовано значение первой установленной переменной. </text:p>
      <text:p text:style-name="P9">По умолчанию используются <text:span text:style-name="Teletype">vi</text:span> на Unix системах и <text:span text:style-name="Teletype">notepad.exe</text:span> на Windows. </text:p>
      <text:p text:style-name="P3"><text:span text:style-name="Teletype">PSQL_EDITOR_LINENUMBER_ARG</text:span></text:p>
      <text:p text:style-name="P9">Если в командах <text:span text:style-name="Teletype">\e</text:span> или <text:span text:style-name="Teletype">\ef</text:span> указан номер строки, эта переменная задает название опции командной строки, которая используется для передачи номера строки в редактор. Для таких редакторов как vi или Emacs это знак плюс. Добавьте в конец значения пробел, если он требуется для разделения названия опции и номера строки. Примеры: </text:p>
      <text:p text:style-name="P11">PSQL_EDITOR_LINENUMBER_ARG='+'</text:p>
      <text:p text:style-name="P12">PSQL_EDITOR_LINENUMBER_ARG='--line '</text:p>
      <text:p text:style-name="P9">Значение по умолчанию <text:span text:style-name="Teletype">+</text:span> на Unix системах (соответствует редактору по умолчанию <text:span text:style-name="Teletype">vi</text:span> и многим другим распространенным редакторам). На платформе Windows нет значения по умолчанию. </text:p>
      <text:p text:style-name="P3"><text:span text:style-name="Teletype">PSQL_HISTORY</text:span></text:p>
      <text:p text:style-name="P9">Альтернативное расположение файла с историей команд. Допускается использование тильды (<text:span text:style-name="Teletype">~</text:span>). </text:p>
      <text:p text:style-name="P3"><text:span text:style-name="Teletype">PSQLRC</text:span></text:p>
      <text:p text:style-name="P9">Альтернативное расположение пользовательского файла <text:span text:style-name="Teletype">.psqlrc</text:span>. Допускается использование тильды (<text:span text:style-name="Teletype">~</text:span>). </text:p>
      <text:p text:style-name="P3"><text:span text:style-name="Teletype">SHELL</text:span></text:p>
      <text:p text:style-name="P9">Команда операционной системы, выполняемая мета-командой <text:span text:style-name="Teletype">\!</text:span>. </text:p>
      <text:p text:style-name="P3"><text:span text:style-name="Teletype">TMPDIR</text:span></text:p>
      <text:p text:style-name="P9">Каталог для хранения временных файлов. По умолчанию <text:span text:style-name="Teletype">/tmp</text:span>. </text:p>
      <text:p text:style-name="Text_20_body">Эта утилита, как и большинство других утилит PostgreSQL, также использует переменные среды, поддерживаемые libpq (см. <text:a xlink:type="simple" xlink:href="../../../../SRC/postgresql-9.4.1/doc/src/sgml/html/libpq-envars.html">Section 31.14</text:a>). </text:p>
      <text:h text:style-name="Heading_20_2" text:outline-level="2"><text:bookmark text:name="AEN92302"/>Файлы</text:h>
      <text:p text:style-name="P3"><text:span text:style-name="Teletype">psqlrc</text:span> и <text:span text:style-name="Teletype">~/.psqlrc</text:span></text:p>
      <text:p text:style-name="P9">При запуске без опций <text:span text:style-name="Teletype">-X</text:span> или <text:span text:style-name="Teletype">-c</text:span> psql пытается считать и выполнить команды из <text:soft-page-break/>общесистемного стартового файла (<text:span text:style-name="Teletype">psqlrc</text:span>), а затем из персонального стартового файла пользователя (<text:span text:style-name="Teletype">~/.psqlrc</text:span>). Это происходит после подключения к базе данных, но до получения обычных команд. Эти файлы могут использоваться для настройки клиента и/или сервера, как правило, с помощью команд <text:span text:style-name="Teletype">\set</text:span> и <text:span text:style-name="Teletype">SET</text:span>. </text:p>
      <text:p text:style-name="P9">Общесистемный стартовый файл называется <text:span text:style-name="Teletype">psqlrc</text:span>, он будет искаться в каталоге установке "конфигурация системы". Для того чтобы узнать этот каталог, надежнее всего выполнить команду <text:span text:style-name="Teletype">pg_config --sysconfdir</text:span>. По умолчанию он расположен в <text:span text:style-name="Teletype">../etc/</text:span> относительно каталога, содержащего исполняемые файлы PostgreSQL. Имя этого каталога можно задать явно через переменную окружения <text:span text:style-name="Teletype">PGSYSCONFDIR</text:span>. </text:p>
      <text:p text:style-name="P9">Персональный стартовый файл пользователя называется <text:span text:style-name="Teletype">.psqlrc</text:span>, он будет искаться в домашнем каталоге вызывающего пользователя. В Windows, где отсутствует такое понятие, персональный стартовый файл называется <text:span text:style-name="Teletype">%APPDATA%\postgresql\psqlrc.conf</text:span>. Расположение персонального стартового файла пользователя можно задать явно через переменную окружения <text:span text:style-name="Teletype">PSQLRC</text:span>. </text:p>
      <text:p text:style-name="P9">Оба стартовых файла общесистемный и персональный можно привязать к конкретной версии psql. Для этого в конце имени файла нужно добавить номер мажорного или минорного релиза PostgreSQL, например <text:span text:style-name="Teletype">~/.psqlrc-9.2</text:span> или <text:span text:style-name="Teletype">~/.psqlrc-9.2.5</text:span>. При наличии нескольких файлов, файл с более детальным номером версии будет иметь предпочтение. </text:p>
      <text:p text:style-name="P3"><text:span text:style-name="Teletype">.psql_history</text:span></text:p>
      <text:p text:style-name="P9">История командной строки хранится в файле <text:span text:style-name="Teletype">~/.psql_history</text:span> или <text:span text:style-name="Teletype">%APPDATA%\postgresql\psql_history</text:span> на Windows. </text:p>
      <text:p text:style-name="P9">Расположение файла истории можно задать явно через переменную окружения <text:span text:style-name="Teletype">PSQL_HISTORY</text:span>. </text:p>
      <text:h text:style-name="Heading_20_2" text:outline-level="2"><text:bookmark text:name="AEN92343"/>Замечания</text:h>
      <text:list xml:id="list2704239011270757519" text:style-name="L1">
        <text:list-item>
          <text:p text:style-name="P1">В ранних версиях psql первый аргумент в однобуквенных мета-командах мог начинаться сразу после самой команды, без промежуточных пробелов. Начиная с PostgreSQL 8.4 это не разрешается. </text:p>
        </text:list-item>
        <text:list-item>
          <text:p text:style-name="P1">psql лучше всего работает с серверами той же или более старой мажорной версии. Сбой мета-команды наиболее вероятен, если версия сервера новее, чем версия psql. Однако, мета-команды семейства <text:span text:style-name="Teletype">\d</text:span> должны работать с версиями сервера до 7.4, хотя и необязательно с серверами новее, чем сам psql. Общая функциональность запуска SQL команд и отображения результатов запросов также должна работать на серверах с более новой мажорной версией, но это не гарантируется во всех случаях. </text:p>
          <text:p text:style-name="P1">Если вы хотите подключаться к нескольким серверам с различными мажорными версиями, рекомендуется использовать последнюю версию psql. Кроме того можно сохранить копию psql от каждой мажорной версии и использовать ту, которая <text:soft-page-break/>соответствует версии сервера. Но на практике, в этих дополнительных сложностях нет необходимости. </text:p>
        </text:list-item>
      </text:list>
      <text:h text:style-name="Heading_20_2" text:outline-level="2"><text:bookmark text:name="AEN92359"/>Замечания для пользователей Windows</text:h>
      <text:p text:style-name="Text_20_body">psql создан как "консольное приложение". Поскольку в Windows консольные окна используют кодировку символов отличную от той, что используется для остальной системы, нужно проявить особую осторожность при использовании 8-битных символов. Если psql обнаружит проблемную кодовую страницу консоли, он предупредит вас при запуске. Чтобы изменить кодовую страницу консоли, необходимы две вещи: </text:p>
      <text:list xml:id="list5661951056350918003" text:style-name="L2">
        <text:list-item>
          <text:p text:style-name="P2">Задать кодовую страницу, выполнив <text:span text:style-name="User_20_Entry">cmd.exe /c chcp 1251</text:span>. (1251 это кодовая страница для России, замените на ваше значение.) При использовании Cygwin, эту команду можно записать в <text:span text:style-name="Teletype">/etc/profile</text:span>. </text:p>
        </text:list-item>
        <text:list-item>
          <text:p text:style-name="P2">Установите консольный шрифт в <text:span text:style-name="Teletype">Lucida Console</text:span>, потому что растровый шрифт не работает с кодовой страницей ANSI. </text:p>
        </text:list-item>
      </text:list>
      <text:h text:style-name="Heading_20_2" text:outline-level="2"><text:bookmark text:name="APP-PSQL-EXAMPLES"/>Примеры</text:h>
      <text:p text:style-name="Text_20_body">Первый пример показывает, что для ввода одной команды может потребоваться несколько строк. Обратите внимание, как меняется приглашение: </text:p>
      <text:p text:style-name="Preformatted_20_Text">testdb=&gt; <text:span text:style-name="User_20_Entry">CREATE TABLE my_table (</text:span></text:p>
      <text:p text:style-name="Preformatted_20_Text">testdb(&gt; <text:span text:style-name="User_20_Entry"><text:s/>first integer not null default 0,</text:span></text:p>
      <text:p text:style-name="Preformatted_20_Text">testdb(&gt; <text:span text:style-name="User_20_Entry"><text:s/>second text)</text:span></text:p>
      <text:p text:style-name="Preformatted_20_Text">testdb-&gt; <text:span text:style-name="User_20_Entry">;</text:span></text:p>
      <text:p text:style-name="P13">CREATE TABLE</text:p>
      <text:p text:style-name="Text_20_body">Теперь посмотрим на определение таблицы: </text:p>
      <text:p text:style-name="Preformatted_20_Text">testdb=&gt; <text:span text:style-name="User_20_Entry">\d my_table</text:span></text:p>
      <text:p text:style-name="Preformatted_20_Text"><text:s text:c="13"/>Таблица "my_table"</text:p>
      <text:p text:style-name="Preformatted_20_Text"><text:s/>Колонка | <text:s/>Тип <text:s text:c="3"/>| <text:s text:c="3"/>Модификаторы</text:p>
      <text:p text:style-name="Preformatted_20_Text">---------+---------+--------------------</text:p>
      <text:p text:style-name="Preformatted_20_Text"><text:s/>first <text:s text:c="2"/>| integer | NOT NULL DEFAULT 0</text:p>
      <text:p text:style-name="P13"><text:s/>second <text:s/>| text <text:s text:c="3"/>|</text:p>
      <text:p text:style-name="Text_20_body">Теперь изменим приглашение на что-то более интересное: </text:p>
      <text:p text:style-name="Preformatted_20_Text">testdb=&gt; <text:span text:style-name="User_20_Entry">\set PROMPT1 '%n@%m %~%R%# '</text:span></text:p>
      <text:p text:style-name="P13">peter@localhost testdb=&gt;</text:p>
      <text:p text:style-name="Text_20_body">Предположим, что вы внесли данные в таблицу и хотите на них посмотреть: </text:p>
      <text:p text:style-name="Preformatted_20_Text">peter@localhost testdb=&gt; SELECT * FROM my_table;</text:p>
      <text:p text:style-name="Preformatted_20_Text"><text:s/>first | second</text:p>
      <text:p text:style-name="Preformatted_20_Text">-------+--------</text:p>
      <text:p text:style-name="Preformatted_20_Text"><text:s text:c="5"/>1 | Один</text:p>
      <text:p text:style-name="Preformatted_20_Text"><text:s text:c="5"/>2 | Два</text:p>
      <text:p text:style-name="Preformatted_20_Text"><text:s text:c="5"/>3 | Три <text:s/></text:p>
      <text:p text:style-name="Preformatted_20_Text"><text:s text:c="5"/>4 | Четыре</text:p>
      <text:p text:style-name="P13">(4 строки)</text:p>
      <text:p text:style-name="Text_20_body"><text:soft-page-break/>Таблицу можно вывести разными способами при помощи команды <text:span text:style-name="Teletype">\pset</text:span>: </text:p>
      <text:p text:style-name="Preformatted_20_Text">peter@localhost testdb=&gt; <text:span text:style-name="User_20_Entry">\pset border 2</text:span></text:p>
      <text:p text:style-name="Preformatted_20_Text">Установлен стиль границ: 2.</text:p>
      <text:p text:style-name="Preformatted_20_Text">peter@localhost testdb=&gt; <text:span text:style-name="User_20_Entry">SELECT * FROM my_table;</text:span></text:p>
      <text:p text:style-name="Preformatted_20_Text">+-------+--------+</text:p>
      <text:p text:style-name="Preformatted_20_Text">| first | second |</text:p>
      <text:p text:style-name="Preformatted_20_Text">+-------+--------+</text:p>
      <text:p text:style-name="Preformatted_20_Text">| <text:s text:c="4"/>1 | Один <text:s text:c="2"/>|</text:p>
      <text:p text:style-name="Preformatted_20_Text">| <text:s text:c="4"/>2 | Два <text:s text:c="3"/>|</text:p>
      <text:p text:style-name="Preformatted_20_Text">| <text:s text:c="4"/>3 | Три <text:s text:c="3"/>|</text:p>
      <text:p text:style-name="Preformatted_20_Text">| <text:s text:c="4"/>4 | Четыре |</text:p>
      <text:p text:style-name="Preformatted_20_Text">+-------+--------+</text:p>
      <text:p text:style-name="Preformatted_20_Text">(4 строки)</text:p>
      <text:p text:style-name="Preformatted_20_Text"/>
      <text:p text:style-name="Preformatted_20_Text">peter@localhost testdb=&gt; <text:span text:style-name="User_20_Entry">\pset border 0</text:span></text:p>
      <text:p text:style-name="Preformatted_20_Text">Установлен стиль границ: 0.</text:p>
      <text:p text:style-name="Preformatted_20_Text">peter@localhost testdb=&gt; <text:span text:style-name="User_20_Entry">SELECT * FROM my_table;</text:span></text:p>
      <text:p text:style-name="Preformatted_20_Text">first second</text:p>
      <text:p text:style-name="Preformatted_20_Text">----- ------</text:p>
      <text:p text:style-name="Preformatted_20_Text"><text:s text:c="4"/>1 Один</text:p>
      <text:p text:style-name="Preformatted_20_Text"><text:s text:c="4"/>2 Два</text:p>
      <text:p text:style-name="Preformatted_20_Text"><text:s text:c="4"/>3 Три <text:s/></text:p>
      <text:p text:style-name="Preformatted_20_Text"><text:s text:c="4"/>4 Четыре</text:p>
      <text:p text:style-name="Preformatted_20_Text">(4 строки)</text:p>
      <text:p text:style-name="Preformatted_20_Text"/>
      <text:p text:style-name="Preformatted_20_Text">peter@localhost testdb=&gt; <text:span text:style-name="User_20_Entry">\pset border 1</text:span></text:p>
      <text:p text:style-name="Preformatted_20_Text">Установлен стиль границ: 1.</text:p>
      <text:p text:style-name="Preformatted_20_Text">peter@localhost testdb=&gt; <text:span text:style-name="User_20_Entry">\pset format unaligned</text:span></text:p>
      <text:p text:style-name="Preformatted_20_Text">Формат вывода: unaligned.</text:p>
      <text:p text:style-name="Preformatted_20_Text">peter@localhost testdb=&gt; <text:span text:style-name="User_20_Entry">\pset fieldsep ','</text:span></text:p>
      <text:p text:style-name="Preformatted_20_Text">Разделитель полей: ",".</text:p>
      <text:p text:style-name="Preformatted_20_Text">peter@localhost testdb=&gt; <text:span text:style-name="User_20_Entry">\pset tuples_only</text:span></text:p>
      <text:p text:style-name="Preformatted_20_Text">Выводятся только кортежи.</text:p>
      <text:p text:style-name="Preformatted_20_Text">peter@localhost testdb=&gt; <text:span text:style-name="User_20_Entry">SELECT second, first FROM my_table;</text:span></text:p>
      <text:p text:style-name="Preformatted_20_Text">Один,1</text:p>
      <text:p text:style-name="Preformatted_20_Text">Два,2</text:p>
      <text:p text:style-name="Preformatted_20_Text">Три,3</text:p>
      <text:p text:style-name="P13">Четыре,4</text:p>
      <text:p text:style-name="Text_20_body">Альтернативно, можно использовать короткие команды: </text:p>
      <text:p text:style-name="Preformatted_20_Text">peter@localhost testdb=&gt; <text:span text:style-name="User_20_Entry">\a \t \x</text:span></text:p>
      <text:p text:style-name="Preformatted_20_Text">Формат вывода: aligned.</text:p>
      <text:p text:style-name="Preformatted_20_Text">Режим вывода только кортежей выключен.</text:p>
      <text:p text:style-name="Preformatted_20_Text">Расширенный вывод включен.</text:p>
      <text:p text:style-name="Preformatted_20_Text">peter@localhost testdb=&gt; <text:span text:style-name="User_20_Entry">SELECT * FROM my_table;</text:span></text:p>
      <text:p text:style-name="Preformatted_20_Text">-[ RECORD 1 ]-</text:p>
      <text:p text:style-name="Preformatted_20_Text">first <text:s/>| 1</text:p>
      <text:p text:style-name="Preformatted_20_Text">second | Один</text:p>
      <text:p text:style-name="Preformatted_20_Text">-[ RECORD 2 ]-</text:p>
      <text:p text:style-name="Preformatted_20_Text">first <text:s/>| 2</text:p>
      <text:p text:style-name="Preformatted_20_Text">second | Два</text:p>
      <text:p text:style-name="Preformatted_20_Text">-[ RECORD 3 ]-</text:p>
      <text:p text:style-name="Preformatted_20_Text">first <text:s/>| 3</text:p>
      <text:p text:style-name="Preformatted_20_Text">second | Три <text:s/></text:p>
      <text:p text:style-name="Preformatted_20_Text">-[ RECORD 4 ]-</text:p>
      <text:p text:style-name="Preformatted_20_Text">first <text:s/>| 4</text:p>
      <text:p text:style-name="P13">second | Четыр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5:51:03.160580227</meta:creation-date>
    <dc:date>2015-04-23T16:05:35.111920737</dc:date>
    <meta:editing-duration>P0D</meta:editing-duration>
    <meta:editing-cycles>1</meta:editing-cycles>
    <meta:document-statistic meta:table-count="1" meta:image-count="0" meta:object-count="0" meta:page-count="40" meta:paragraph-count="623" meta:word-count="10900" meta:character-count="79493" meta:non-whitespace-character-count="68843"/>
    <meta:generator>LibreOffice/4.2.7.2$Linux_X86_64 LibreOffice_project/420m0$Build-2</meta:generator>
  </office:meta>
</office:document-meta>
</file>